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9593" officeooo:paragraph-rsid="00169593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69593" officeooo:paragraph-rsid="0019ea4e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c9981" officeooo:paragraph-rsid="001c9981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e7411" officeooo:paragraph-rsid="001e7411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2096d" officeooo:paragraph-rsid="0022096d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48650" officeooo:paragraph-rsid="00248650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c450f" officeooo:paragraph-rsid="003e0602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c450f" officeooo:paragraph-rsid="00463186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3e0602" officeooo:paragraph-rsid="004167be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e0602" officeooo:paragraph-rsid="00463186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1b9e7a" officeooo:paragraph-rsid="001b9e7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9981" officeooo:paragraph-rsid="001c998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7228" officeooo:paragraph-rsid="0020722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3b0d0" officeooo:paragraph-rsid="0023b0d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5a988" officeooo:paragraph-rsid="0025a98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22096d" officeooo:paragraph-rsid="0022096d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5pt" fo:font-style="normal" fo:font-weight="bold" officeooo:rsid="0026c7d1" officeooo:paragraph-rsid="0026c7d1" style:font-size-asian="13.1000003814697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fo:font-size="15pt" fo:font-style="normal" fo:font-weight="bold" officeooo:rsid="0026c7d1" officeooo:paragraph-rsid="0034302f" style:font-size-asian="13.1000003814697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fo:font-size="15pt" fo:font-style="normal" fo:font-weight="bold" officeooo:rsid="0026c7d1" officeooo:paragraph-rsid="00376738" style:font-size-asian="13.1000003814697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text-properties fo:font-size="15pt" fo:font-style="normal" fo:font-weight="bold" officeooo:rsid="002926ee" officeooo:paragraph-rsid="002926ee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text-properties fo:font-size="15pt" fo:font-style="normal" fo:font-weight="bold" officeooo:rsid="002926ee" officeooo:paragraph-rsid="0034302f" style:font-size-asian="13.1000003814697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text-properties fo:font-size="15pt" fo:font-style="normal" fo:font-weight="bold" officeooo:rsid="002926ee" officeooo:paragraph-rsid="00376738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bold" officeooo:rsid="002bb43f" officeooo:paragraph-rsid="002bb43f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fo:font-size="15pt" fo:font-style="normal" fo:font-weight="bold" officeooo:rsid="002cb25b" officeooo:paragraph-rsid="002cb25b" style:font-size-asian="13.1000003814697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text-properties fo:font-size="15pt" fo:font-style="normal" fo:font-weight="bold" officeooo:rsid="002cb25b" officeooo:paragraph-rsid="0034302f" style:font-size-asian="13.1000003814697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text-properties fo:font-size="15pt" fo:font-style="normal" fo:font-weight="bold" officeooo:rsid="002cb25b" officeooo:paragraph-rsid="00376738" style:font-size-asian="13.1000003814697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text-properties fo:font-size="15pt" fo:font-style="normal" fo:font-weight="bold" officeooo:rsid="002cb25b" officeooo:paragraph-rsid="004898f0" style:font-size-asian="13.1000003814697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text-properties fo:font-size="15pt" fo:font-style="normal" fo:font-weight="bold" officeooo:rsid="003b1bd7" officeooo:paragraph-rsid="003b1bd7" style:font-size-asian="13.1000003814697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text-properties fo:font-size="15pt" fo:font-style="italic" fo:font-weight="normal" officeooo:rsid="003f9a42" officeooo:paragraph-rsid="003e0602" style:font-size-asian="13.1000003814697pt" style:font-style-asian="italic" style:font-weight-asian="normal" style:font-size-complex="15pt" style:font-style-complex="italic" style:font-weight-complex="normal"/>
    </style:style>
    <style:style style:name="P30" style:family="paragraph" style:parent-style-name="Standard">
      <style:text-properties fo:font-size="15pt" fo:font-style="italic" fo:font-weight="normal" officeooo:rsid="003f9a42" officeooo:paragraph-rsid="004167be" style:font-size-asian="13.1000003814697pt" style:font-style-asian="italic" style:font-weight-asian="normal" style:font-size-complex="15pt" style:font-style-complex="italic" style:font-weight-complex="normal"/>
    </style:style>
    <style:style style:name="P31" style:family="paragraph" style:parent-style-name="Standard">
      <style:text-properties fo:font-size="15pt" fo:font-style="italic" fo:font-weight="normal" officeooo:rsid="003f9a42" officeooo:paragraph-rsid="00463186" style:font-size-asian="13.1000003814697pt" style:font-style-asian="italic" style:font-weight-asian="normal" style:font-size-complex="15pt" style:font-style-complex="italic" style:font-weight-complex="normal"/>
    </style:style>
    <style:style style:name="P32" style:family="paragraph" style:parent-style-name="Standard">
      <style:text-properties fo:font-size="15pt" fo:font-style="italic" fo:font-weight="normal" officeooo:rsid="003e0602" officeooo:paragraph-rsid="003c450f" style:font-size-asian="13.1000003814697pt" style:font-style-asian="italic" style:font-weight-asian="normal" style:font-size-complex="15pt" style:font-style-complex="italic" style:font-weight-complex="normal"/>
    </style:style>
    <style:style style:name="P33" style:family="paragraph" style:parent-style-name="Standard">
      <style:text-properties fo:font-size="15pt" fo:font-style="italic" fo:font-weight="normal" officeooo:rsid="003e0602" officeooo:paragraph-rsid="00463186" style:font-size-asian="13.1000003814697pt" style:font-style-asian="italic" style:font-weight-asian="normal" style:font-size-complex="15pt" style:font-style-complex="italic" style:font-weight-complex="normal"/>
    </style:style>
    <style:style style:name="P34" style:family="paragraph" style:parent-style-name="Standard">
      <style:text-properties fo:font-size="15pt" fo:font-style="italic" fo:font-weight="normal" officeooo:rsid="00286db7" officeooo:paragraph-rsid="00376738" style:font-size-asian="13.1000003814697pt" style:font-style-asian="italic" style:font-weight-asian="normal" style:font-size-complex="15pt" style:font-style-complex="italic" style:font-weight-complex="normal"/>
    </style:style>
    <style:style style:name="P35" style:family="paragraph" style:parent-style-name="Standard">
      <style:text-properties fo:font-size="15pt" fo:font-style="italic" fo:font-weight="normal" officeooo:rsid="00286db7" officeooo:paragraph-rsid="0034302f" style:font-size-asian="13.1000003814697pt" style:font-style-asian="italic" style:font-weight-asian="normal" style:font-size-complex="15pt" style:font-style-complex="italic" style:font-weight-complex="normal"/>
    </style:style>
    <style:style style:name="P36" style:family="paragraph" style:parent-style-name="Standard">
      <style:text-properties fo:font-size="15pt" fo:font-style="italic" fo:font-weight="normal" officeooo:rsid="00286db7" officeooo:paragraph-rsid="0026c7d1" style:font-size-asian="13.1000003814697pt" style:font-style-asian="italic" style:font-weight-asian="normal" style:font-size-complex="15pt" style:font-style-complex="italic" style:font-weight-complex="normal"/>
    </style:style>
    <style:style style:name="P37" style:family="paragraph" style:parent-style-name="Standard">
      <style:text-properties fo:font-size="15pt" fo:font-style="italic" fo:font-weight="bold" officeooo:rsid="00286db7" officeooo:paragraph-rsid="00376738" style:font-size-asian="13.1000003814697pt" style:font-style-asian="italic" style:font-weight-asian="bold" style:font-size-complex="15pt" style:font-style-complex="italic" style:font-weight-complex="bold"/>
    </style:style>
    <style:style style:name="P38" style:family="paragraph" style:parent-style-name="Standard">
      <style:text-properties fo:font-size="15pt" fo:font-style="italic" fo:font-weight="bold" officeooo:rsid="00286db7" officeooo:paragraph-rsid="0034302f" style:font-size-asian="13.1000003814697pt" style:font-style-asian="italic" style:font-weight-asian="bold" style:font-size-complex="15pt" style:font-style-complex="italic" style:font-weight-complex="bold"/>
    </style:style>
    <style:style style:name="P39" style:family="paragraph" style:parent-style-name="Standard">
      <style:text-properties fo:font-size="15pt" fo:font-style="italic" fo:font-weight="bold" officeooo:rsid="00286db7" officeooo:paragraph-rsid="0026c7d1" style:font-size-asian="13.1000003814697pt" style:font-style-asian="italic" style:font-weight-asian="bold" style:font-size-complex="15pt" style:font-style-complex="italic" style:font-weight-complex="bold"/>
    </style:style>
    <style:style style:name="P40" style:family="paragraph" style:parent-style-name="Standard">
      <style:text-properties fo:font-size="12pt" fo:font-weight="normal" officeooo:rsid="0017e980" officeooo:paragraph-rsid="0017e980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5a988" officeooo:paragraph-rsid="0025a988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5a988" officeooo:paragraph-rsid="00507387" style:font-size-asian="10.5pt" style:font-weight-asian="normal" style:font-size-complex="12pt" style:font-weight-complex="normal"/>
    </style:style>
    <style:style style:name="T1" style:family="text">
      <style:text-properties officeooo:rsid="0019ea4e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86db7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307ea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13c6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6afa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6cc3b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729d1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96a2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b1bd7" style:font-style-asian="italic" style:font-weight-asian="normal" style:font-style-complex="italic" style:font-weight-complex="normal"/>
    </style:style>
    <style:style style:name="T11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12" style:family="text">
      <style:text-properties fo:font-size="15pt" fo:font-style="italic" fo:font-weight="normal" officeooo:rsid="003e0602" style:font-size-asian="13.1000003814697pt" style:font-style-asian="italic" style:font-weight-asian="normal" style:font-size-complex="15pt" style:font-style-complex="italic" style:font-weight-complex="normal"/>
    </style:style>
    <style:style style:name="T13" style:family="text">
      <style:text-properties fo:font-size="15pt" fo:font-style="italic" fo:font-weight="normal" officeooo:rsid="003f9a42" style:font-size-asian="13.1000003814697pt" style:font-style-asian="italic" style:font-weight-asian="normal" style:font-size-complex="15pt" style:font-style-complex="italic" style:font-weight-complex="normal"/>
    </style:style>
    <style:style style:name="T14" style:family="text">
      <style:text-properties fo:font-size="15pt" fo:font-style="italic" fo:font-weight="normal" officeooo:rsid="003fc7a7" style:font-size-asian="13.1000003814697pt" style:font-style-asian="italic" style:font-weight-asian="normal" style:font-size-complex="15pt" style:font-style-complex="italic" style:font-weight-complex="normal"/>
    </style:style>
    <style:style style:name="T15" style:family="text">
      <style:text-properties fo:font-size="15pt" fo:font-style="italic" fo:font-weight="normal" officeooo:rsid="004167be" style:font-size-asian="13.1000003814697pt" style:font-style-asian="italic" style:font-weight-asian="normal" style:font-size-complex="15pt" style:font-style-complex="italic" style:font-weight-complex="normal"/>
    </style:style>
    <style:style style:name="T16" style:family="text">
      <style:text-properties fo:font-size="15pt" fo:font-style="italic" fo:font-weight="normal" officeooo:rsid="00422ff3" style:font-size-asian="13.1000003814697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size="15pt" fo:font-style="italic" fo:font-weight="normal" officeooo:rsid="0043ed34" style:font-size-asian="13.1000003814697pt" style:font-style-asian="italic" style:font-weight-asian="normal" style:font-size-complex="15pt" style:font-style-complex="italic" style:font-weight-complex="normal"/>
    </style:style>
    <style:style style:name="T18" style:family="text">
      <style:text-properties fo:font-size="15pt" fo:font-style="italic" fo:font-weight="normal" officeooo:rsid="0045d9c0" style:font-size-asian="13.1000003814697pt" style:font-style-asian="italic" style:font-weight-asian="normal" style:font-size-complex="15pt" style:font-style-complex="italic" style:font-weight-complex="normal"/>
    </style:style>
    <style:style style:name="T19" style:family="text">
      <style:text-properties fo:font-size="15pt" fo:font-style="italic" fo:font-weight="normal" officeooo:rsid="00463186" style:font-size-asian="13.1000003814697pt" style:font-style-asian="italic" style:font-weight-asian="normal" style:font-size-complex="15pt" style:font-style-complex="italic" style:font-weight-complex="normal"/>
    </style:style>
    <style:style style:name="T20" style:family="text">
      <style:text-properties fo:font-size="15pt" fo:font-style="italic" fo:font-weight="normal" officeooo:rsid="00469542" style:font-size-asian="13.1000003814697pt" style:font-style-asian="italic" style:font-weight-asian="normal" style:font-size-complex="15pt" style:font-style-complex="italic" style:font-weight-complex="normal"/>
    </style:style>
    <style:style style:name="T21" style:family="text">
      <style:text-properties officeooo:rsid="00294149"/>
    </style:style>
    <style:style style:name="T22" style:family="text">
      <style:text-properties fo:font-size="16pt" officeooo:rsid="003f9a42" style:font-size-asian="16pt" style:font-size-complex="16pt"/>
    </style:style>
    <style:style style:name="T23" style:family="text">
      <style:text-properties officeooo:rsid="004e2d49"/>
    </style:style>
    <style:style style:name="T24" style:family="text">
      <style:text-properties officeooo:rsid="004fb75f"/>
    </style:style>
    <style:style style:name="T25" style:family="text">
      <style:text-properties officeooo:rsid="005073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1 :</text:p>
      <text:p text:style-name="P1"/>
      <text:p text:style-name="P7">Algorithm Used :- </text:p>
      <text:p text:style-name="P29"/>
      <text:p text:style-name="P7"><text:span text:style-name="T11">Initializing the weight vector( W ) with zeroes ( initialize with any random values ) . Multipying all the feature vector ( X ) with its label ( Y) . <text:s/>Updating the weight vector if there is misclassification </text:span><text:span text:style-name="T18">in every “</text:span><text:span text:style-name="T20">STEP”</text:span><text:span text:style-name="T11">. </text:span><text:span text:style-name="T12">Running until it converges .</text:span></text:p>
      <text:p text:style-name="P32"/>
      <text:p text:style-name="P9"><text:span text:style-name="T11">a.) Without margin. </text:span><text:span text:style-name="T13">( checking the dot product of feature vector( X) and weight vector (W) W.R.T “0” </text:span><text:span text:style-name="T14">i.e. :- W.X &gt; 0</text:span><text:span text:style-name="T13">) </text:span></text:p>
      <text:p text:style-name="P30"/>
      <text:p text:style-name="P9"><text:span text:style-name="T15">b</text:span><text:span text:style-name="T13">.) Without margin. ( checking the dot product of feature vector( X) and weight vector (W) W.R.T “</text:span><text:span text:style-name="T17">b</text:span><text:span text:style-name="T13">” </text:span><text:span text:style-name="T14">i.e. :- W.X &gt; </text:span><text:span text:style-name="T16">b</text:span><text:span text:style-name="T13">) </text:span></text:p>
      <text:p text:style-name="P1"/>
      <text:p text:style-name="P8"><text:span text:style-name="T11">Initializing the weight vector( W ) with zeroes ( initialize with any random values ) . Multipying all the feature vector ( X ) with its label ( Y) . <text:s/>Updating the weight vector if there is misclassification </text:span><text:span text:style-name="T18">in every “</text:span><text:span text:style-name="T19">EPOCH”</text:span><text:span text:style-name="T11">. </text:span><text:span text:style-name="T12">Running until it converges .</text:span></text:p>
      <text:p text:style-name="P33"/>
      <text:p text:style-name="P10"><text:span text:style-name="T11">a.) Without margin. </text:span><text:span text:style-name="T13">( checking the dot product of feature vector( X) and weight vector (W) W.R.T “0” </text:span><text:span text:style-name="T14">i.e. :- W.X &gt; 0</text:span><text:span text:style-name="T13">) </text:span></text:p>
      <text:p text:style-name="P31"/>
      <text:p text:style-name="P10"><text:span text:style-name="T15">b</text:span><text:span text:style-name="T13">.) Without margin. ( checking the dot product of feature vector( X) and weight vector (W) W.R.T “</text:span><text:span text:style-name="T17">b</text:span><text:span text:style-name="T13">” </text:span><text:span text:style-name="T14">i.e. :- W.X &gt; </text:span><text:span text:style-name="T16">b</text:span><text:span text:style-name="T13">) </text:span></text:p>
      <text:p text:style-name="P31"/>
      <text:p text:style-name="P27"><text:span text:style-name="T22">Observation</text:span><text:span text:style-name="T13"> :- </text:span><text:span text:style-name="T4">Values such as the margin value</text:span><text:span text:style-name="T6">(b)</text:span><text:span text:style-name="T4"> was taken by hit and trial method . Firstly I saw the number of digits in dot product of W and X vector and took the average of minimum and maximum value of the dot product of W and X.</text:span><text:span text:style-name="T8"> </text:span></text:p>
      <text:p text:style-name="P1"/>
      <text:p text:style-name="P1">a.) Single Sample Perceptron with without margin</text:p>
      <text:p text:style-name="P1"/>
      <text:p text:style-name="P40">Epoch Number :- 1</text:p>
      <text:p text:style-name="P40">Accuracy :- 0.996683774181</text:p>
      <text:p text:style-name="P40">Precision :- 0.997475872309</text:p>
      <text:p text:style-name="P40">Recall :- 0.996292451431</text:p>
      <text:p text:style-name="P40"/>
      <text:p text:style-name="P40">Epoch Number :- 2</text:p>
      <text:p text:style-name="P40">Accuracy :- 0.998183971575</text:p>
      <text:p text:style-name="P40">Precision :- 0.998516100312</text:p>
      <text:p text:style-name="P40">Recall :- 0.998071788787</text:p>
      <text:p text:style-name="P40"/>
      <text:p text:style-name="P40"><text:soft-page-break/>Epoch Number :- 3</text:p>
      <text:p text:style-name="P40">Accuracy :- 0.998657718121</text:p>
      <text:p text:style-name="P40">Precision :- 0.999109395874</text:p>
      <text:p text:style-name="P40">Recall :- 0.998368436666</text:p>
      <text:p text:style-name="P40"/>
      <text:p text:style-name="P40">Epoch Number :- 4</text:p>
      <text:p text:style-name="P40">Accuracy :- 0.998657718121</text:p>
      <text:p text:style-name="P40">Precision :- 0.999109395874</text:p>
      <text:p text:style-name="P40">Recall :- 0.998368436666</text:p>
      <text:p text:style-name="P40"/>
      <text:p text:style-name="P40">Epoch Number :- 5</text:p>
      <text:p text:style-name="P40">Accuracy :- 0.998973549151</text:p>
      <text:p text:style-name="P40">Precision :- 0.999258050156</text:p>
      <text:p text:style-name="P40">Recall :- 0.998813408484</text:p>
      <text:p text:style-name="P40"/>
      <text:p text:style-name="P40">Epoch Number :- 6</text:p>
      <text:p text:style-name="P40">Accuracy :- 0.999289380182</text:p>
      <text:p text:style-name="P40">Precision :- 0.999554830093</text:p>
      <text:p text:style-name="P40">Recall :- 0.999110056363</text:p>
      <text:p text:style-name="P40"/>
      <text:p text:style-name="P40">Epoch Number :- 7</text:p>
      <text:p text:style-name="P40">Accuracy :- 0.999763126727</text:p>
      <text:p text:style-name="P40">Precision :- 0.999851654057</text:p>
      <text:p text:style-name="P40">Recall :- 0.999703352121</text:p>
      <text:p text:style-name="P40"/>
      <text:p text:style-name="P40">Epoch Number :- 8</text:p>
      <text:p text:style-name="P40">Accuracy :- 0.999526253454</text:p>
      <text:p text:style-name="P40">Precision :- 0.999555028182</text:p>
      <text:p text:style-name="P40">Recall :- 0.999555028182</text:p>
      <text:p text:style-name="P40"/>
      <text:p text:style-name="P40">Epoch Number :- 9</text:p>
      <text:p text:style-name="P40">Accuracy :- 0.998894591394</text:p>
      <text:p text:style-name="P40">Precision :- 0.999257940042</text:p>
      <text:p text:style-name="P40">Recall :- 0.998665084545</text:p>
      <text:p text:style-name="P40"/>
      <text:p text:style-name="P40">Epoch Number :- 10</text:p>
      <text:p text:style-name="P40">Accuracy :- 0.999210422424</text:p>
      <text:p text:style-name="P40">Precision :- 0.999258380303</text:p>
      <text:p text:style-name="P40">Recall :- 0.999258380303</text:p>
      <text:p text:style-name="P40"/>
      <text:p text:style-name="P40">Epoch Number :- 11</text:p>
      <text:p text:style-name="P40">Accuracy :- 0.999526253454</text:p>
      <text:p text:style-name="P40">Precision :- 0.999555028182</text:p>
      <text:p text:style-name="P40">Recall :- 0.999555028182</text:p>
      <text:p text:style-name="P40"/>
      <text:p text:style-name="P40">Epoch Number :- 12</text:p>
      <text:p text:style-name="P40">Accuracy :- 0.999763126727</text:p>
      <text:p text:style-name="P40">Precision :- 0.999851654057</text:p>
      <text:p text:style-name="P40">Recall :- 0.999703352121</text:p>
      <text:p text:style-name="P40"/>
      <text:p text:style-name="P40"/>
      <text:p text:style-name="P2"><text:span text:style-name="T1">b</text:span>.) Single Sample Perceptron with with margin</text:p>
      <text:p text:style-name="P2"><text:soft-page-break/></text:p>
      <text:p text:style-name="P11">Epoch Number :- 1</text:p>
      <text:p text:style-name="P11">Accuracy :- 0.99439399921</text:p>
      <text:p text:style-name="P11">Precision :- 0.996575852315</text:p>
      <text:p text:style-name="P11">Recall :- 0.992880450905</text:p>
      <text:p text:style-name="P11"/>
      <text:p text:style-name="P11">Epoch Number :- 2</text:p>
      <text:p text:style-name="P11">Accuracy :- 0.997552309514</text:p>
      <text:p text:style-name="P11">Precision :- 0.998514336651</text:p>
      <text:p text:style-name="P11">Recall :- 0.996885197271</text:p>
      <text:p text:style-name="P11"/>
      <text:p text:style-name="P11">Epoch Number :- 3</text:p>
      <text:p text:style-name="P11">Accuracy :- 0.998183971575</text:p>
      <text:p text:style-name="P11">Precision :- 0.998812175204</text:p>
      <text:p text:style-name="P11">Recall :- 0.997775140908</text:p>
      <text:p text:style-name="P11"/>
      <text:p text:style-name="P11">Epoch Number :- 4</text:p>
      <text:p text:style-name="P11">Accuracy :- 0.998262929333</text:p>
      <text:p text:style-name="P11">Precision :- 0.99896049896</text:p>
      <text:p text:style-name="P11">Recall :- 0.997775140908</text:p>
      <text:p text:style-name="P11"/>
      <text:p text:style-name="P11">Epoch Number :- 5</text:p>
      <text:p text:style-name="P11">Accuracy :- 0.998499802606</text:p>
      <text:p text:style-name="P11">Precision :- 0.999109131403</text:p>
      <text:p text:style-name="P11">Recall :- 0.998071788787</text:p>
      <text:p text:style-name="P11"/>
      <text:p text:style-name="P11">Epoch Number :- 6</text:p>
      <text:p text:style-name="P11">Accuracy :- 0.998578760363</text:p>
      <text:p text:style-name="P11">Precision :- 0.999109263658</text:p>
      <text:p text:style-name="P11">Recall :- 0.998220112726</text:p>
      <text:p text:style-name="P11"/>
      <text:p text:style-name="P11">Epoch Number :- 7</text:p>
      <text:p text:style-name="P11">Accuracy :- 0.998973549151</text:p>
      <text:p text:style-name="P11">Precision :- 0.999258050156</text:p>
      <text:p text:style-name="P11">Recall :- 0.998813408484</text:p>
      <text:p text:style-name="P11"/>
      <text:p text:style-name="P11">Epoch Number :- 8</text:p>
      <text:p text:style-name="P11">Accuracy :- 0.998499802606</text:p>
      <text:p text:style-name="P11">Precision :- 0.999109131403</text:p>
      <text:p text:style-name="P11">Recall :- 0.998071788787</text:p>
      <text:p text:style-name="P11"/>
      <text:p text:style-name="P11">Epoch Number :- 9</text:p>
      <text:p text:style-name="P11">Accuracy :- 0.999052506909</text:p>
      <text:p text:style-name="P11">Precision :- 0.999406352033</text:p>
      <text:p text:style-name="P11">Recall :- 0.998813408484</text:p>
      <text:p text:style-name="P11"/>
      <text:p text:style-name="P11">Epoch Number :- 10</text:p>
      <text:p text:style-name="P11">Accuracy :- 0.999289380182</text:p>
      <text:p text:style-name="P11">Precision :- 0.999554830093</text:p>
      <text:p text:style-name="P11">Recall :- 0.999110056363</text:p>
      <text:p text:style-name="P11"/>
      <text:p text:style-name="P11">Epoch Number :- 11</text:p>
      <text:p text:style-name="P11"><text:soft-page-break/>Accuracy :- 0.999131464666</text:p>
      <text:p text:style-name="P11">Precision :- 0.999554697937</text:p>
      <text:p text:style-name="P11">Recall :- 0.998813408484</text:p>
      <text:p text:style-name="P11"/>
      <text:p text:style-name="P11">Epoch Number :- 12</text:p>
      <text:p text:style-name="P11">Accuracy :- 0.999289380182</text:p>
      <text:p text:style-name="P11">Precision :- 0.999406616229</text:p>
      <text:p text:style-name="P11">Recall :- 0.999258380303</text:p>
      <text:p text:style-name="P11"/>
      <text:p text:style-name="P11">Epoch Number :- 13</text:p>
      <text:p text:style-name="P11">Accuracy :- 0.999526253454</text:p>
      <text:p text:style-name="P11">Precision :- 0.999703264095</text:p>
      <text:p text:style-name="P11">Recall :- 0.999406704242</text:p>
      <text:p text:style-name="P11"/>
      <text:p text:style-name="P11">Epoch Number :- 14</text:p>
      <text:p text:style-name="P11">Accuracy :- 0.99968416897</text:p>
      <text:p text:style-name="P11">Precision :- 0.999703352121</text:p>
      <text:p text:style-name="P11">Recall :- 0.999703352121</text:p>
      <text:p text:style-name="P11"/>
      <text:p text:style-name="P11">Epoch Number :- 15</text:p>
      <text:p text:style-name="P11">Accuracy :- 0.999210422424</text:p>
      <text:p text:style-name="P11">Precision :- 0.99940652819</text:p>
      <text:p text:style-name="P11">Recall :- 0.999110056363</text:p>
      <text:p text:style-name="P11"/>
      <text:p text:style-name="P11">Epoch Number :- 16</text:p>
      <text:p text:style-name="P11">Accuracy :- 0.999210422424</text:p>
      <text:p text:style-name="P11">Precision :- 0.999554764025</text:p>
      <text:p text:style-name="P11">Recall :- 0.998961732424</text:p>
      <text:p text:style-name="P11"/>
      <text:p text:style-name="P11">Epoch Number :- 17</text:p>
      <text:p text:style-name="P11">Accuracy :- 0.999368337939</text:p>
      <text:p text:style-name="P11">Precision :- 0.999406704242</text:p>
      <text:p text:style-name="P11">Recall :- 0.999406704242</text:p>
      <text:p text:style-name="P11"/>
      <text:p text:style-name="P11">Epoch Number :- 18</text:p>
      <text:p text:style-name="P11">Accuracy :- 0.999921042242</text:p>
      <text:p text:style-name="P11">Precision :- 1.0</text:p>
      <text:p text:style-name="P11">Recall :- 0.999851676061</text:p>
      <text:p text:style-name="P11"/>
      <text:p text:style-name="P11">Epoch Number :- 19</text:p>
      <text:p text:style-name="P11">Accuracy :- 0.999447295697</text:p>
      <text:p text:style-name="P11">Precision :- 0.999554962172</text:p>
      <text:p text:style-name="P11">Recall :- 0.999406704242</text:p>
      <text:p text:style-name="P11"/>
      <text:p text:style-name="P11">Epoch Number :- 20</text:p>
      <text:p text:style-name="P11">Accuracy :- 0.999447295697</text:p>
      <text:p text:style-name="P11">Precision :- 0.999703220062</text:p>
      <text:p text:style-name="P11">Recall :- 0.999258380303</text:p>
      <text:p text:style-name="P11"/>
      <text:p text:style-name="P11">Epoch Number :- 21</text:p>
      <text:p text:style-name="P11">Accuracy :- 0.99968416897</text:p>
      <text:p text:style-name="P11">Precision :- 0.999703352121</text:p>
      <text:p text:style-name="P11"><text:soft-page-break/>Recall :- 0.999703352121</text:p>
      <text:p text:style-name="P11"/>
      <text:p text:style-name="P11">Epoch Number :- 22</text:p>
      <text:p text:style-name="P11">Accuracy :- 0.999763126727</text:p>
      <text:p text:style-name="P11">Precision :- 0.999851654057</text:p>
      <text:p text:style-name="P11">Recall :- 0.999703352121</text:p>
      <text:p text:style-name="P11"/>
      <text:p text:style-name="P11"/>
      <text:p text:style-name="P3">c.) Batch perceptron without margin:</text:p>
      <text:p text:style-name="P3"/>
      <text:p text:style-name="P12">Epoch Number :- 1</text:p>
      <text:p text:style-name="P12">Accuracy :- 0.532333201737</text:p>
      <text:p text:style-name="P12">Precision :- 1.00</text:p>
      <text:p text:style-name="P12">Recall :- 0.0</text:p>
      <text:p text:style-name="P12"/>
      <text:p text:style-name="P12">Epoch Number :- 2</text:p>
      <text:p text:style-name="P12">Accuracy :- 0.467666798263</text:p>
      <text:p text:style-name="P12">Precision :- 1.00</text:p>
      <text:p text:style-name="P12">Recall :- 0.0</text:p>
      <text:p text:style-name="P12"/>
      <text:p text:style-name="P12">Epoch Number :- 3</text:p>
      <text:p text:style-name="P12">Accuracy :- 0.526016581129</text:p>
      <text:p text:style-name="P12">Precision :- 1.0</text:p>
      <text:p text:style-name="P12">Recall :- 0.109611391279</text:p>
      <text:p text:style-name="P12"/>
      <text:p text:style-name="P12">Epoch Number :- 4</text:p>
      <text:p text:style-name="P12">Accuracy :- 0.98847216739</text:p>
      <text:p text:style-name="P12">Precision :- 0.999545592245</text:p>
      <text:p text:style-name="P12">Recall :- 0.978789676654</text:p>
      <text:p text:style-name="P12"/>
      <text:p text:style-name="P12">Epoch Number :- 5</text:p>
      <text:p text:style-name="P12">Accuracy :- 0.994551914726</text:p>
      <text:p text:style-name="P12">Precision :- 0.997465334725</text:p>
      <text:p text:style-name="P12">Recall :- 0.992287155147</text:p>
      <text:p text:style-name="P12"/>
      <text:p text:style-name="P12">Epoch Number :- 6</text:p>
      <text:p text:style-name="P12">Accuracy :- 0.99573628109</text:p>
      <text:p text:style-name="P12">Precision :- 0.995114006515</text:p>
      <text:p text:style-name="P12">Recall :- 0.996885197271</text:p>
      <text:p text:style-name="P12"/>
      <text:p text:style-name="P12">Epoch Number :- 7</text:p>
      <text:p text:style-name="P12">Accuracy :- 0.995104619029</text:p>
      <text:p text:style-name="P12">Precision :- 0.99233490566</text:p>
      <text:p text:style-name="P12">Recall :- 0.998516760605</text:p>
      <text:p text:style-name="P12"/>
      <text:p text:style-name="P12">Epoch Number :- 8</text:p>
      <text:p text:style-name="P12">Accuracy :- 0.993604421634</text:p>
      <text:p text:style-name="P12">Precision :- 0.989563427899</text:p>
      <text:p text:style-name="P12">Recall :- 0.998516760605</text:p>
      <text:p text:style-name="P12"/>
      <text:p text:style-name="P12">Epoch Number :- 9</text:p>
      <text:p text:style-name="P12">Accuracy :- 0.992972759574</text:p>
      <text:p text:style-name="P12"><text:soft-page-break/>Precision :- 0.98797124835</text:p>
      <text:p text:style-name="P12">Recall :- 0.998961732424</text:p>
      <text:p text:style-name="P12"/>
      <text:p text:style-name="P12">Epoch Number :- 10</text:p>
      <text:p text:style-name="P12">Accuracy :- 0.992499013028</text:p>
      <text:p text:style-name="P12">Precision :- 0.987102447604</text:p>
      <text:p text:style-name="P12">Recall :- 0.998961732424</text:p>
      <text:p text:style-name="P12"/>
      <text:p text:style-name="P12">Epoch Number :- 11</text:p>
      <text:p text:style-name="P12">Accuracy :- 0.992025266482</text:p>
      <text:p text:style-name="P12">Precision :- 0.985950534172</text:p>
      <text:p text:style-name="P12">Recall :- 0.999258380303</text:p>
      <text:p text:style-name="P12"/>
      <text:p text:style-name="P12">Epoch Number :- 12</text:p>
      <text:p text:style-name="P12">Accuracy :- 0.991709435452</text:p>
      <text:p text:style-name="P12">Precision :- 0.985373701916</text:p>
      <text:p text:style-name="P12">Recall :- 0.999258380303</text:p>
      <text:p text:style-name="P12"/>
      <text:p text:style-name="P12">Epoch Number :- 13</text:p>
      <text:p text:style-name="P12">Accuracy :- 0.991314646664</text:p>
      <text:p text:style-name="P12">Precision :- 0.984653610056</text:p>
      <text:p text:style-name="P12">Recall :- 0.999258380303</text:p>
      <text:p text:style-name="P12"/>
      <text:p text:style-name="P12">Epoch Number :- 14</text:p>
      <text:p text:style-name="P12">Accuracy :- 0.991077773391</text:p>
      <text:p text:style-name="P12">Precision :- 0.984222059898</text:p>
      <text:p text:style-name="P12">Recall :- 0.999258380303</text:p>
      <text:p text:style-name="P12"/>
      <text:p text:style-name="P12">Epoch Number :- 15</text:p>
      <text:p text:style-name="P12">Accuracy :- 0.990998815634</text:p>
      <text:p text:style-name="P12">Precision :- 0.984078293894</text:p>
      <text:p text:style-name="P12">Recall :- 0.999258380303</text:p>
      <text:p text:style-name="P12"/>
      <text:p text:style-name="P12">Epoch Number :- 16</text:p>
      <text:p text:style-name="P12">Accuracy :- 0.990998815634</text:p>
      <text:p text:style-name="P12">Precision :- 0.984078293894</text:p>
      <text:p text:style-name="P12">Recall :- 0.999258380303</text:p>
      <text:p text:style-name="P12"/>
      <text:p text:style-name="P12">Epoch Number :- 17</text:p>
      <text:p text:style-name="P12">Accuracy :- 0.990919857876</text:p>
      <text:p text:style-name="P12">Precision :- 0.983934569885</text:p>
      <text:p text:style-name="P12">Recall :- 0.999258380303</text:p>
      <text:p text:style-name="P12"/>
      <text:p text:style-name="P12">Epoch Number :- 18</text:p>
      <text:p text:style-name="P12">Accuracy :- 0.990998815634</text:p>
      <text:p text:style-name="P12">Precision :- 0.984078293894</text:p>
      <text:p text:style-name="P12">Recall :- 0.999258380303</text:p>
      <text:p text:style-name="P12"/>
      <text:p text:style-name="P12">Epoch Number :- 19</text:p>
      <text:p text:style-name="P12">Accuracy :- 0.991314646664</text:p>
      <text:p text:style-name="P12">Precision :- 0.984653610056</text:p>
      <text:p text:style-name="P12">Recall :- 0.999258380303</text:p>
      <text:p text:style-name="P12"><text:soft-page-break/></text:p>
      <text:p text:style-name="P12">Epoch Number :- 20</text:p>
      <text:p text:style-name="P12">Accuracy :- 0.991314646664</text:p>
      <text:p text:style-name="P12">Precision :- 0.984653610056</text:p>
      <text:p text:style-name="P12">Recall :- 0.999258380303</text:p>
      <text:p text:style-name="P12"/>
      <text:p text:style-name="P12">Epoch Number :- 21</text:p>
      <text:p text:style-name="P12">Accuracy :- 0.991393604422</text:p>
      <text:p text:style-name="P12">Precision :- 0.984797544219</text:p>
      <text:p text:style-name="P12">Recall :- 0.999258380303</text:p>
      <text:p text:style-name="P12"/>
      <text:p text:style-name="P12">Epoch Number :- 22</text:p>
      <text:p text:style-name="P12">Accuracy :- 0.991709435452</text:p>
      <text:p text:style-name="P12">Precision :- 0.985373701916</text:p>
      <text:p text:style-name="P12">Recall :- 0.999258380303</text:p>
      <text:p text:style-name="P12"/>
      <text:p text:style-name="P12">Epoch Number :- 23</text:p>
      <text:p text:style-name="P12">Accuracy :- 0.992025266482</text:p>
      <text:p text:style-name="P12">Precision :- 0.985950534172</text:p>
      <text:p text:style-name="P12">Recall :- 0.999258380303</text:p>
      <text:p text:style-name="P12"/>
      <text:p text:style-name="P12">Epoch Number :- 24</text:p>
      <text:p text:style-name="P12">Accuracy :- 0.99210422424</text:p>
      <text:p text:style-name="P12">Precision :- 0.986237188873</text:p>
      <text:p text:style-name="P12">Recall :- 0.999110056363</text:p>
      <text:p text:style-name="P12"/>
      <text:p text:style-name="P12">Epoch Number :- 25</text:p>
      <text:p text:style-name="P12">Accuracy :- 0.992262139755</text:p>
      <text:p text:style-name="P12">Precision :- 0.986526069127</text:p>
      <text:p text:style-name="P12">Recall :- 0.999110056363</text:p>
      <text:p text:style-name="P12"/>
      <text:p text:style-name="P12">Epoch Number :- 26</text:p>
      <text:p text:style-name="P12">Accuracy :- 0.992499013028</text:p>
      <text:p text:style-name="P12">Precision :- 0.98695970696</text:p>
      <text:p text:style-name="P12">Recall :- 0.999110056363</text:p>
      <text:p text:style-name="P12"/>
      <text:p text:style-name="P12">Epoch Number :- 27</text:p>
      <text:p text:style-name="P12">Accuracy :- 0.992814844058</text:p>
      <text:p text:style-name="P12">Precision :- 0.987538484093</text:p>
      <text:p text:style-name="P12">Recall :- 0.999110056363</text:p>
      <text:p text:style-name="P12"/>
      <text:p text:style-name="P12">Epoch Number :- 28</text:p>
      <text:p text:style-name="P12">Accuracy :- 0.993051717331</text:p>
      <text:p text:style-name="P12">Precision :- 0.987973012614</text:p>
      <text:p text:style-name="P12">Recall :- 0.999110056363</text:p>
      <text:p text:style-name="P12"/>
      <text:p text:style-name="P12">Epoch Number :- 29</text:p>
      <text:p text:style-name="P12">Accuracy :- 0.993209632846</text:p>
      <text:p text:style-name="P12">Precision :- 0.988406222483</text:p>
      <text:p text:style-name="P12">Recall :- 0.998961732424</text:p>
      <text:p text:style-name="P12"/>
      <text:p text:style-name="P12">Epoch Number :- 30</text:p>
      <text:p text:style-name="P12"><text:soft-page-break/>Accuracy :- 0.993209632846</text:p>
      <text:p text:style-name="P12">Precision :- 0.988406222483</text:p>
      <text:p text:style-name="P12">Recall :- 0.998961732424</text:p>
      <text:p text:style-name="P12"/>
      <text:p text:style-name="P12">Epoch Number :- 31</text:p>
      <text:p text:style-name="P12">Accuracy :- 0.993367548362</text:p>
      <text:p text:style-name="P12">Precision :- 0.988696418086</text:p>
      <text:p text:style-name="P12">Recall :- 0.998961732424</text:p>
      <text:p text:style-name="P12"/>
      <text:p text:style-name="P12">Epoch Number :- 32</text:p>
      <text:p text:style-name="P12">Accuracy :- 0.99376233715</text:p>
      <text:p text:style-name="P12">Precision :- 0.989422653151</text:p>
      <text:p text:style-name="P12">Recall :- 0.998961732424</text:p>
      <text:p text:style-name="P12"/>
      <text:p text:style-name="P12">Epoch Number :- 33</text:p>
      <text:p text:style-name="P12">Accuracy :- 0.993920252665</text:p>
      <text:p text:style-name="P12">Precision :- 0.989713445996</text:p>
      <text:p text:style-name="P12">Recall :- 0.998961732424</text:p>
      <text:p text:style-name="P12"/>
      <text:p text:style-name="P12">Epoch Number :- 34</text:p>
      <text:p text:style-name="P12">Accuracy :- 0.994157125938</text:p>
      <text:p text:style-name="P12">Precision :- 0.990149955895</text:p>
      <text:p text:style-name="P12">Recall :- 0.998961732424</text:p>
      <text:p text:style-name="P12"/>
      <text:p text:style-name="P12">Epoch Number :- 35</text:p>
      <text:p text:style-name="P12">Accuracy :- 0.99439399921</text:p>
      <text:p text:style-name="P12">Precision :- 0.990586851008</text:p>
      <text:p text:style-name="P12">Recall :- 0.998961732424</text:p>
      <text:p text:style-name="P12"/>
      <text:p text:style-name="P12">Epoch Number :- 36</text:p>
      <text:p text:style-name="P12">Accuracy :- 0.994788787998</text:p>
      <text:p text:style-name="P12">Precision :- 0.991315866941</text:p>
      <text:p text:style-name="P12">Recall :- 0.998961732424</text:p>
      <text:p text:style-name="P12"/>
      <text:p text:style-name="P12">Epoch Number :- 37</text:p>
      <text:p text:style-name="P12">Accuracy :- 0.994788787998</text:p>
      <text:p text:style-name="P12">Precision :- 0.991315866941</text:p>
      <text:p text:style-name="P12">Recall :- 0.998961732424</text:p>
      <text:p text:style-name="P12"/>
      <text:p text:style-name="P12">Epoch Number :- 38</text:p>
      <text:p text:style-name="P12">Accuracy :- 0.995025661271</text:p>
      <text:p text:style-name="P12">Precision :- 0.991753791783</text:p>
      <text:p text:style-name="P12">Recall :- 0.998961732424</text:p>
      <text:p text:style-name="P12"/>
      <text:p text:style-name="P12">Epoch Number :- 39</text:p>
      <text:p text:style-name="P12">Accuracy :- 0.995025661271</text:p>
      <text:p text:style-name="P12">Precision :- 0.991898659596</text:p>
      <text:p text:style-name="P12">Recall :- 0.998813408484</text:p>
      <text:p text:style-name="P12"/>
      <text:p text:style-name="P12">Epoch Number :- 40</text:p>
      <text:p text:style-name="P12">Accuracy :- 0.995341492302</text:p>
      <text:p text:style-name="P12">Precision :- 0.992483419307</text:p>
      <text:p text:style-name="P12"><text:soft-page-break/>Recall :- 0.998813408484</text:p>
      <text:p text:style-name="P12"/>
      <text:p text:style-name="P12">Epoch Number :- 41</text:p>
      <text:p text:style-name="P12">Accuracy :- 0.995657323332</text:p>
      <text:p text:style-name="P12">Precision :- 0.993068868898</text:p>
      <text:p text:style-name="P12">Recall :- 0.998813408484</text:p>
      <text:p text:style-name="P12"/>
      <text:p text:style-name="P12">Epoch Number :- 42</text:p>
      <text:p text:style-name="P12">Accuracy :- 0.995815238847</text:p>
      <text:p text:style-name="P12">Precision :- 0.993507451675</text:p>
      <text:p text:style-name="P12">Recall :- 0.998665084545</text:p>
      <text:p text:style-name="P12"/>
      <text:p text:style-name="P12">Epoch Number :- 43</text:p>
      <text:p text:style-name="P12">Accuracy :- 0.995894196605</text:p>
      <text:p text:style-name="P12">Precision :- 0.993799822852</text:p>
      <text:p text:style-name="P12">Recall :- 0.998516760605</text:p>
      <text:p text:style-name="P12"/>
      <text:p text:style-name="P12">Epoch Number :- 44</text:p>
      <text:p text:style-name="P12">Accuracy :- 0.995894196605</text:p>
      <text:p text:style-name="P12">Precision :- 0.993945658594</text:p>
      <text:p text:style-name="P12">Recall :- 0.998368436666</text:p>
      <text:p text:style-name="P12"/>
      <text:p text:style-name="P12">Epoch Number :- 45</text:p>
      <text:p text:style-name="P12">Accuracy :- 0.995973154362</text:p>
      <text:p text:style-name="P12">Precision :- 0.994092453109</text:p>
      <text:p text:style-name="P12">Recall :- 0.998368436666</text:p>
      <text:p text:style-name="P12"/>
      <text:p text:style-name="P12">Epoch Number :- 46</text:p>
      <text:p text:style-name="P12">Accuracy :- 0.99605211212</text:p>
      <text:p text:style-name="P12">Precision :- 0.99423929099</text:p>
      <text:p text:style-name="P12">Recall :- 0.998368436666</text:p>
      <text:p text:style-name="P12"/>
      <text:p text:style-name="P12">Epoch Number :- 47</text:p>
      <text:p text:style-name="P12">Accuracy :- 0.996131069878</text:p>
      <text:p text:style-name="P12">Precision :- 0.994386172256</text:p>
      <text:p text:style-name="P12">Recall :- 0.998368436666</text:p>
      <text:p text:style-name="P12"/>
      <text:p text:style-name="P12">Epoch Number :- 48</text:p>
      <text:p text:style-name="P12">Accuracy :- 0.996210027635</text:p>
      <text:p text:style-name="P12">Precision :- 0.994533096927</text:p>
      <text:p text:style-name="P12">Recall :- 0.998368436666</text:p>
      <text:p text:style-name="P12"/>
      <text:p text:style-name="P12">Epoch Number :- 49</text:p>
      <text:p text:style-name="P12">Accuracy :- 0.996288985393</text:p>
      <text:p text:style-name="P12">Precision :- 0.994680065021</text:p>
      <text:p text:style-name="P12">Recall :- 0.998368436666</text:p>
      <text:p text:style-name="P12"/>
      <text:p text:style-name="P12">Epoch Number :- 50</text:p>
      <text:p text:style-name="P12">Accuracy :- 0.996525858666</text:p>
      <text:p text:style-name="P12">Precision :- 0.995121230041</text:p>
      <text:p text:style-name="P12">Recall :- 0.998368436666</text:p>
      <text:p text:style-name="P12"/>
      <text:p text:style-name="P12"><text:soft-page-break/>Epoch Number :- 51</text:p>
      <text:p text:style-name="P12">Accuracy :- 0.996525858666</text:p>
      <text:p text:style-name="P12">Precision :- 0.995121230041</text:p>
      <text:p text:style-name="P12">Recall :- 0.998368436666</text:p>
      <text:p text:style-name="P12"/>
      <text:p text:style-name="P12">Epoch Number :- 52</text:p>
      <text:p text:style-name="P12">Accuracy :- 0.996604816423</text:p>
      <text:p text:style-name="P12">Precision :- 0.995268372024</text:p>
      <text:p text:style-name="P12">Recall :- 0.998368436666</text:p>
      <text:p text:style-name="P12"/>
      <text:p text:style-name="P12">Epoch Number :- 53</text:p>
      <text:p text:style-name="P12">Accuracy :- 0.996683774181</text:p>
      <text:p text:style-name="P12">Precision :- 0.995415557527</text:p>
      <text:p text:style-name="P12">Recall :- 0.998368436666</text:p>
      <text:p text:style-name="P12"/>
      <text:p text:style-name="P12">Epoch Number :- 54</text:p>
      <text:p text:style-name="P12">Accuracy :- 0.996762731938</text:p>
      <text:p text:style-name="P12">Precision :- 0.99556278657</text:p>
      <text:p text:style-name="P12">Recall :- 0.998368436666</text:p>
      <text:p text:style-name="P12"/>
      <text:p text:style-name="P12">Epoch Number :- 55</text:p>
      <text:p text:style-name="P12">Accuracy :- 0.996762731938</text:p>
      <text:p text:style-name="P12">Precision :- 0.99556278657</text:p>
      <text:p text:style-name="P12">Recall :- 0.998368436666</text:p>
      <text:p text:style-name="P12"/>
      <text:p text:style-name="P12">Epoch Number :- 56</text:p>
      <text:p text:style-name="P12">Accuracy :- 0.996841689696</text:p>
      <text:p text:style-name="P12">Precision :- 0.995710059172</text:p>
      <text:p text:style-name="P12">Recall :- 0.998368436666</text:p>
      <text:p text:style-name="P12"/>
      <text:p text:style-name="P12">Epoch Number :- 57</text:p>
      <text:p text:style-name="P12">Accuracy :- 0.996841689696</text:p>
      <text:p text:style-name="P12">Precision :- 0.995710059172</text:p>
      <text:p text:style-name="P12">Recall :- 0.998368436666</text:p>
      <text:p text:style-name="P12"/>
      <text:p text:style-name="P12">Epoch Number :- 58</text:p>
      <text:p text:style-name="P12">Accuracy :- 0.996920647454</text:p>
      <text:p text:style-name="P12">Precision :- 0.995857375351</text:p>
      <text:p text:style-name="P12">Recall :- 0.998368436666</text:p>
      <text:p text:style-name="P12"/>
      <text:p text:style-name="P12">Epoch Number :- 59</text:p>
      <text:p text:style-name="P12">Accuracy :- 0.997078562969</text:p>
      <text:p text:style-name="P12">Precision :- 0.996152138523</text:p>
      <text:p text:style-name="P12">Recall :- 0.998368436666</text:p>
      <text:p text:style-name="P12"/>
      <text:p text:style-name="P12">Epoch Number :- 60</text:p>
      <text:p text:style-name="P12">Accuracy :- 0.997078562969</text:p>
      <text:p text:style-name="P12">Precision :- 0.996152138523</text:p>
      <text:p text:style-name="P12">Recall :- 0.998368436666</text:p>
      <text:p text:style-name="P12"/>
      <text:p text:style-name="P12">Epoch Number :- 61</text:p>
      <text:p text:style-name="P12">Accuracy :- 0.997157520726</text:p>
      <text:p text:style-name="P12"><text:soft-page-break/>Precision :- 0.996299585554</text:p>
      <text:p text:style-name="P12">Recall :- 0.998368436666</text:p>
      <text:p text:style-name="P12"/>
      <text:p text:style-name="P12">Epoch Number :- 62</text:p>
      <text:p text:style-name="P12">Accuracy :- 0.997157520726</text:p>
      <text:p text:style-name="P12">Precision :- 0.996446550192</text:p>
      <text:p text:style-name="P12">Recall :- 0.998220112726</text:p>
      <text:p text:style-name="P12"/>
      <text:p text:style-name="P12">Epoch Number :- 63</text:p>
      <text:p text:style-name="P12">Accuracy :- 0.996999605211</text:p>
      <text:p text:style-name="P12">Precision :- 0.99644549763</text:p>
      <text:p text:style-name="P12">Recall :- 0.997923464847</text:p>
      <text:p text:style-name="P12"/>
      <text:p text:style-name="P12">Epoch Number :- 64</text:p>
      <text:p text:style-name="P12">Accuracy :- 0.996999605211</text:p>
      <text:p text:style-name="P12">Precision :- 0.99644549763</text:p>
      <text:p text:style-name="P12">Recall :- 0.997923464847</text:p>
      <text:p text:style-name="P12"/>
      <text:p text:style-name="P12">Epoch Number :- 65</text:p>
      <text:p text:style-name="P12">Accuracy :- 0.996920647454</text:p>
      <text:p text:style-name="P12">Precision :- 0.996444971115</text:p>
      <text:p text:style-name="P12">Recall :- 0.997775140908</text:p>
      <text:p text:style-name="P12"/>
      <text:p text:style-name="P12">Epoch Number :- 66</text:p>
      <text:p text:style-name="P12">Accuracy :- 0.996920647454</text:p>
      <text:p text:style-name="P12">Precision :- 0.996444971115</text:p>
      <text:p text:style-name="P12">Recall :- 0.997775140908</text:p>
      <text:p text:style-name="P12"/>
      <text:p text:style-name="P12">Epoch Number :- 67</text:p>
      <text:p text:style-name="P12">Accuracy :- 0.996920647454</text:p>
      <text:p text:style-name="P12">Precision :- 0.996592087717</text:p>
      <text:p text:style-name="P12">Recall :- 0.997626816968</text:p>
      <text:p text:style-name="P12"/>
      <text:p text:style-name="P12">Epoch Number :- 68</text:p>
      <text:p text:style-name="P12">Accuracy :- 0.996920647454</text:p>
      <text:p text:style-name="P12">Precision :- 0.996739291537</text:p>
      <text:p text:style-name="P12">Recall :- 0.997478493029</text:p>
      <text:p text:style-name="P12"/>
      <text:p text:style-name="P12">Epoch Number :- 69</text:p>
      <text:p text:style-name="P12">Accuracy :- 0.996920647454</text:p>
      <text:p text:style-name="P12">Precision :- 0.996739291537</text:p>
      <text:p text:style-name="P12">Recall :- 0.997478493029</text:p>
      <text:p text:style-name="P12"/>
      <text:p text:style-name="P12">Epoch Number :- 70</text:p>
      <text:p text:style-name="P12">Accuracy :- 0.996999605211</text:p>
      <text:p text:style-name="P12">Precision :- 0.996887044174</text:p>
      <text:p text:style-name="P12">Recall :- 0.997478493029</text:p>
      <text:p text:style-name="P12"/>
      <text:p text:style-name="P12"/>
      <text:p text:style-name="P4">d.) Batch Perceptron without margin</text:p>
      <text:p text:style-name="P4"/>
      <text:p text:style-name="P19"><text:soft-page-break/>Algorithm :- <text:span text:style-name="T3">In the </text:span><text:span text:style-name="T9">Batch</text:span><text:span text:style-name="T3"> version , </text:span></text:p>
      <text:p text:style-name="P37"/>
      <text:p text:style-name="P34"/>
      <text:p text:style-name="P22">Rate_Value <text:span text:style-name="T2">( used in code )</text:span>:- <text:span text:style-name="T21">2.25</text:span> </text:p>
      <text:p text:style-name="P22"/>
      <text:p text:style-name="P26">Observation :-<text:span text:style-name="T2"> </text:span><text:span text:style-name="T4">Values such as the margin value was taken by hit and trial method . Firstly I saw the number of digits in dot product of W and X vector and took the average of minimum and maximum value of the dot product of W and X.</text:span></text:p>
      <text:p text:style-name="P4"/>
      <text:p text:style-name="P13">Epoch Number :- 1</text:p>
      <text:p text:style-name="P13">Accuracy :- 0.467666798263</text:p>
      <text:p text:style-name="P13">Precision :- 1.00</text:p>
      <text:p text:style-name="P13">Recall :- 0.0</text:p>
      <text:p text:style-name="P13"/>
      <text:p text:style-name="P13">Epoch Number :- 2</text:p>
      <text:p text:style-name="P13">Accuracy :- 0.532333201737</text:p>
      <text:p text:style-name="P13">Precision :- 0.532333201737</text:p>
      <text:p text:style-name="P13">Recall :- 1.0</text:p>
      <text:p text:style-name="P13"/>
      <text:p text:style-name="P13">Epoch Number :- 3</text:p>
      <text:p text:style-name="P13">Accuracy :- 0.975286221871</text:p>
      <text:p text:style-name="P13">Precision :- 0.955763504892</text:p>
      <text:p text:style-name="P13">Recall :- 0.999851676061</text:p>
      <text:p text:style-name="P13"/>
      <text:p text:style-name="P13">Epoch Number :- 4</text:p>
      <text:p text:style-name="P13">Accuracy :- 0.995499407817</text:p>
      <text:p text:style-name="P13">Precision :- 0.993066824015</text:p>
      <text:p text:style-name="P13">Recall :- 0.998516760605</text:p>
      <text:p text:style-name="P13"/>
      <text:p text:style-name="P13">Epoch Number :- 5</text:p>
      <text:p text:style-name="P13">Accuracy :- 0.995104619029</text:p>
      <text:p text:style-name="P13">Precision :- 0.996728138013</text:p>
      <text:p text:style-name="P13">Recall :- 0.994067042421</text:p>
      <text:p text:style-name="P13"/>
      <text:p text:style-name="P13">Epoch Number :- 6</text:p>
      <text:p text:style-name="P13">Accuracy :- 0.994315041453</text:p>
      <text:p text:style-name="P13">Precision :- 0.997612652939</text:p>
      <text:p text:style-name="P13">Recall :- 0.991693859389</text:p>
      <text:p text:style-name="P13"/>
      <text:p text:style-name="P13">Epoch Number :- 7</text:p>
      <text:p text:style-name="P13">Accuracy :- 0.993920252665</text:p>
      <text:p text:style-name="P13">Precision :- 0.998206009867</text:p>
      <text:p text:style-name="P13">Recall :- 0.990358943934</text:p>
      <text:p text:style-name="P13"/>
      <text:p text:style-name="P13">Epoch Number :- 8</text:p>
      <text:p text:style-name="P13">Accuracy :- 0.993130675089</text:p>
      <text:p text:style-name="P13">Precision :- 0.998651281283</text:p>
      <text:p text:style-name="P13">Recall :- 0.98843073272</text:p>
      <text:p text:style-name="P13"/>
      <text:p text:style-name="P13"><text:soft-page-break/>Epoch Number :- 9</text:p>
      <text:p text:style-name="P13">Accuracy :- 0.993130675089</text:p>
      <text:p text:style-name="P13">Precision :- 0.998950367371</text:p>
      <text:p text:style-name="P13">Recall :- 0.988134084841</text:p>
      <text:p text:style-name="P13"/>
      <text:p text:style-name="P13">Epoch Number :- 10</text:p>
      <text:p text:style-name="P13">Accuracy :- 0.992972759574</text:p>
      <text:p text:style-name="P13">Precision :- 0.998950052497</text:p>
      <text:p text:style-name="P13">Recall :- 0.987837436962</text:p>
      <text:p text:style-name="P13"/>
      <text:p text:style-name="P13">Epoch Number :- 11</text:p>
      <text:p text:style-name="P13">Accuracy :- 0.992577970786</text:p>
      <text:p text:style-name="P13">Precision :- 0.999099099099</text:p>
      <text:p text:style-name="P13">Recall :- 0.986947493325</text:p>
      <text:p text:style-name="P13"/>
      <text:p text:style-name="P13">Epoch Number :- 12</text:p>
      <text:p text:style-name="P13">Accuracy :- 0.99242005527</text:p>
      <text:p text:style-name="P13">Precision :- 0.999248798077</text:p>
      <text:p text:style-name="P13">Recall :- 0.986502521507</text:p>
      <text:p text:style-name="P13"/>
      <text:p text:style-name="P13">Epoch Number :- 13</text:p>
      <text:p text:style-name="P13">Accuracy :- 0.992262139755</text:p>
      <text:p text:style-name="P13">Precision :- 0.999248572287</text:p>
      <text:p text:style-name="P13">Recall :- 0.986205873628</text:p>
      <text:p text:style-name="P13"/>
      <text:p text:style-name="P13">Epoch Number :- 14</text:p>
      <text:p text:style-name="P13">Accuracy :- 0.992262139755</text:p>
      <text:p text:style-name="P13">Precision :- 0.999248572287</text:p>
      <text:p text:style-name="P13">Recall :- 0.986205873628</text:p>
      <text:p text:style-name="P13"/>
      <text:p text:style-name="P13">Epoch Number :- 15</text:p>
      <text:p text:style-name="P13">Accuracy :- 0.992262139755</text:p>
      <text:p text:style-name="P13">Precision :- 0.999248572287</text:p>
      <text:p text:style-name="P13">Recall :- 0.986205873628</text:p>
      <text:p text:style-name="P13"/>
      <text:p text:style-name="P13">Epoch Number :- 16</text:p>
      <text:p text:style-name="P13">Accuracy :- 0.992183181998</text:p>
      <text:p text:style-name="P13">Precision :- 0.999248459342</text:p>
      <text:p text:style-name="P13">Recall :- 0.986057549689</text:p>
      <text:p text:style-name="P13"/>
      <text:p text:style-name="P13">Epoch Number :- 17</text:p>
      <text:p text:style-name="P13">Accuracy :- 0.992262139755</text:p>
      <text:p text:style-name="P13">Precision :- 0.999248572287</text:p>
      <text:p text:style-name="P13">Recall :- 0.986205873628</text:p>
      <text:p text:style-name="P13"/>
      <text:p text:style-name="P13">Epoch Number :- 18</text:p>
      <text:p text:style-name="P13">Accuracy :- 0.992262139755</text:p>
      <text:p text:style-name="P13">Precision :- 0.999248572287</text:p>
      <text:p text:style-name="P13">Recall :- 0.986205873628</text:p>
      <text:p text:style-name="P13"/>
      <text:p text:style-name="P13">Epoch Number :- 19</text:p>
      <text:p text:style-name="P13">Accuracy :- 0.992341097513</text:p>
      <text:p text:style-name="P13"><text:soft-page-break/>Precision :- 0.999248685199</text:p>
      <text:p text:style-name="P13">Recall :- 0.986354197567</text:p>
      <text:p text:style-name="P13"/>
      <text:p text:style-name="P13">Epoch Number :- 20</text:p>
      <text:p text:style-name="P13">Accuracy :- 0.992814844058</text:p>
      <text:p text:style-name="P13">Precision :- 0.999249361958</text:p>
      <text:p text:style-name="P13">Recall :- 0.987244141204</text:p>
      <text:p text:style-name="P13"/>
      <text:p text:style-name="P13">Epoch Number :- 21</text:p>
      <text:p text:style-name="P13">Accuracy :- 0.992893801816</text:p>
      <text:p text:style-name="P13">Precision :- 0.999249474632</text:p>
      <text:p text:style-name="P13">Recall :- 0.987392465144</text:p>
      <text:p text:style-name="P13"/>
      <text:p text:style-name="P13">Epoch Number :- 22</text:p>
      <text:p text:style-name="P13">Accuracy :- 0.992972759574</text:p>
      <text:p text:style-name="P13">Precision :- 0.999249587273</text:p>
      <text:p text:style-name="P13">Recall :- 0.987540789083</text:p>
      <text:p text:style-name="P13"/>
      <text:p text:style-name="P13">Epoch Number :- 23</text:p>
      <text:p text:style-name="P13">Accuracy :- 0.993051717331</text:p>
      <text:p text:style-name="P13">Precision :- 0.999099909991</text:p>
      <text:p text:style-name="P13">Recall :- 0.987837436962</text:p>
      <text:p text:style-name="P13"/>
      <text:p text:style-name="P13">Epoch Number :- 24</text:p>
      <text:p text:style-name="P13">Accuracy :- 0.993288590604</text:p>
      <text:p text:style-name="P13">Precision :- 0.99910031489</text:p>
      <text:p text:style-name="P13">Recall :- 0.988282408781</text:p>
      <text:p text:style-name="P13"/>
      <text:p text:style-name="P13">Epoch Number :- 25</text:p>
      <text:p text:style-name="P13">Accuracy :- 0.993367548362</text:p>
      <text:p text:style-name="P13">Precision :- 0.999100449775</text:p>
      <text:p text:style-name="P13">Recall :- 0.98843073272</text:p>
      <text:p text:style-name="P13"/>
      <text:p text:style-name="P13">Epoch Number :- 26</text:p>
      <text:p text:style-name="P13">Accuracy :- 0.993525463877</text:p>
      <text:p text:style-name="P13">Precision :- 0.999100719424</text:p>
      <text:p text:style-name="P13">Recall :- 0.988727380599</text:p>
      <text:p text:style-name="P13"/>
      <text:p text:style-name="P13">Epoch Number :- 27</text:p>
      <text:p text:style-name="P13">Accuracy :- 0.993446506119</text:p>
      <text:p text:style-name="P13">Precision :- 0.998950996553</text:p>
      <text:p text:style-name="P13">Recall :- 0.988727380599</text:p>
      <text:p text:style-name="P13"/>
      <text:p text:style-name="P13">Epoch Number :- 28</text:p>
      <text:p text:style-name="P13">Accuracy :- 0.993683379392</text:p>
      <text:p text:style-name="P13">Precision :- 0.998951467945</text:p>
      <text:p text:style-name="P13">Recall :- 0.989172352418</text:p>
      <text:p text:style-name="P13"/>
      <text:p text:style-name="P13">Epoch Number :- 29</text:p>
      <text:p text:style-name="P13">Accuracy :- 0.99376233715</text:p>
      <text:p text:style-name="P13">Precision :- 0.998951624981</text:p>
      <text:p text:style-name="P13">Recall :- 0.989320676357</text:p>
      <text:p text:style-name="P13"><text:soft-page-break/></text:p>
      <text:p text:style-name="P13">Epoch Number :- 30</text:p>
      <text:p text:style-name="P13">Accuracy :- 0.993841294907</text:p>
      <text:p text:style-name="P13">Precision :- 0.998951781971</text:p>
      <text:p text:style-name="P13">Recall :- 0.989469000297</text:p>
      <text:p text:style-name="P13"/>
      <text:p text:style-name="P13">Epoch Number :- 31</text:p>
      <text:p text:style-name="P13">Accuracy :- 0.993920252665</text:p>
      <text:p text:style-name="P13">Precision :- 0.998802574465</text:p>
      <text:p text:style-name="P13">Recall :- 0.989765648176</text:p>
      <text:p text:style-name="P13"/>
      <text:p text:style-name="P13">Epoch Number :- 32</text:p>
      <text:p text:style-name="P13">Accuracy :- 0.993920252665</text:p>
      <text:p text:style-name="P13">Precision :- 0.998802574465</text:p>
      <text:p text:style-name="P13">Recall :- 0.989765648176</text:p>
      <text:p text:style-name="P13"/>
      <text:p text:style-name="P13">Epoch Number :- 33</text:p>
      <text:p text:style-name="P13">Accuracy :- 0.993999210422</text:p>
      <text:p text:style-name="P13">Precision :- 0.998802753667</text:p>
      <text:p text:style-name="P13">Recall :- 0.989913972115</text:p>
      <text:p text:style-name="P13"/>
      <text:p text:style-name="P13">Epoch Number :- 34</text:p>
      <text:p text:style-name="P13">Accuracy :- 0.994315041453</text:p>
      <text:p text:style-name="P13">Precision :- 0.99865430622</text:p>
      <text:p text:style-name="P13">Recall :- 0.990655591813</text:p>
      <text:p text:style-name="P13"/>
      <text:p text:style-name="P13">Epoch Number :- 35</text:p>
      <text:p text:style-name="P13">Accuracy :- 0.994315041453</text:p>
      <text:p text:style-name="P13">Precision :- 0.998505231689</text:p>
      <text:p text:style-name="P13">Recall :- 0.990803915752</text:p>
      <text:p text:style-name="P13"/>
      <text:p text:style-name="P13">Epoch Number :- 36</text:p>
      <text:p text:style-name="P13">Accuracy :- 0.994315041453</text:p>
      <text:p text:style-name="P13">Precision :- 0.998505231689</text:p>
      <text:p text:style-name="P13">Recall :- 0.990803915752</text:p>
      <text:p text:style-name="P13"/>
      <text:p text:style-name="P13">Epoch Number :- 37</text:p>
      <text:p text:style-name="P13">Accuracy :- 0.994315041453</text:p>
      <text:p text:style-name="P13">Precision :- 0.998356246264</text:p>
      <text:p text:style-name="P13">Recall :- 0.990952239691</text:p>
      <text:p text:style-name="P13"/>
      <text:p text:style-name="P13">Epoch Number :- 38</text:p>
      <text:p text:style-name="P13">Accuracy :- 0.994551914726</text:p>
      <text:p text:style-name="P13">Precision :- 0.998356982823</text:p>
      <text:p text:style-name="P13">Recall :- 0.99139721151</text:p>
      <text:p text:style-name="P13"/>
      <text:p text:style-name="P13">Epoch Number :- 39</text:p>
      <text:p text:style-name="P13">Accuracy :- 0.994709830241</text:p>
      <text:p text:style-name="P13">Precision :- 0.998357473496</text:p>
      <text:p text:style-name="P13">Recall :- 0.991693859389</text:p>
      <text:p text:style-name="P13"/>
      <text:p text:style-name="P13">Epoch Number :- 40</text:p>
      <text:p text:style-name="P13"><text:soft-page-break/>Accuracy :- 0.994867745756</text:p>
      <text:p text:style-name="P13">Precision :- 0.998357963875</text:p>
      <text:p text:style-name="P13">Recall :- 0.991990507268</text:p>
      <text:p text:style-name="P13"/>
      <text:p text:style-name="P13">Epoch Number :- 41</text:p>
      <text:p text:style-name="P13">Accuracy :- 0.994946703514</text:p>
      <text:p text:style-name="P13">Precision :- 0.998358208955</text:p>
      <text:p text:style-name="P13">Recall :- 0.992138831207</text:p>
      <text:p text:style-name="P13"/>
      <text:p text:style-name="P13">Epoch Number :- 42</text:p>
      <text:p text:style-name="P13">Accuracy :- 0.995341492302</text:p>
      <text:p text:style-name="P13">Precision :- 0.998359433259</text:p>
      <text:p text:style-name="P13">Recall :- 0.992880450905</text:p>
      <text:p text:style-name="P13"/>
      <text:p text:style-name="P13">Epoch Number :- 43</text:p>
      <text:p text:style-name="P13">Accuracy :- 0.995420450059</text:p>
      <text:p text:style-name="P13">Precision :- 0.9983596779</text:p>
      <text:p text:style-name="P13">Recall :- 0.993028774844</text:p>
      <text:p text:style-name="P13"/>
      <text:p text:style-name="P13">Epoch Number :- 44</text:p>
      <text:p text:style-name="P13">Accuracy :- 0.995578365574</text:p>
      <text:p text:style-name="P13">Precision :- 0.998360166965</text:p>
      <text:p text:style-name="P13">Recall :- 0.993325422723</text:p>
      <text:p text:style-name="P13"/>
      <text:p text:style-name="P13">Epoch Number :- 45</text:p>
      <text:p text:style-name="P13">Accuracy :- 0.995578365574</text:p>
      <text:p text:style-name="P13">Precision :- 0.998211624441</text:p>
      <text:p text:style-name="P13">Recall :- 0.993473746663</text:p>
      <text:p text:style-name="P13"/>
      <text:p text:style-name="P13">Epoch Number :- 46</text:p>
      <text:p text:style-name="P13">Accuracy :- 0.995578365574</text:p>
      <text:p text:style-name="P13">Precision :- 0.998063170441</text:p>
      <text:p text:style-name="P13">Recall :- 0.993622070602</text:p>
      <text:p text:style-name="P13"/>
      <text:p text:style-name="P13">Epoch Number :- 47</text:p>
      <text:p text:style-name="P13">Accuracy :- 0.995578365574</text:p>
      <text:p text:style-name="P13">Precision :- 0.998063170441</text:p>
      <text:p text:style-name="P13">Recall :- 0.993622070602</text:p>
      <text:p text:style-name="P13"/>
      <text:p text:style-name="P13">Epoch Number :- 48</text:p>
      <text:p text:style-name="P13">Accuracy :- 0.995578365574</text:p>
      <text:p text:style-name="P13">Precision :- 0.998063170441</text:p>
      <text:p text:style-name="P13">Recall :- 0.993622070602</text:p>
      <text:p text:style-name="P13"/>
      <text:p text:style-name="P13">Epoch Number :- 49</text:p>
      <text:p text:style-name="P13">Accuracy :- 0.995657323332</text:p>
      <text:p text:style-name="P13">Precision :- 0.997915115413</text:p>
      <text:p text:style-name="P13">Recall :- 0.993918718481</text:p>
      <text:p text:style-name="P13"/>
      <text:p text:style-name="P13">Epoch Number :- 50</text:p>
      <text:p text:style-name="P13">Accuracy :- 0.995657323332</text:p>
      <text:p text:style-name="P13">Precision :- 0.997915115413</text:p>
      <text:p text:style-name="P13"><text:soft-page-break/>Recall :- 0.993918718481</text:p>
      <text:p text:style-name="P13"/>
      <text:p text:style-name="P13">Epoch Number :- 51</text:p>
      <text:p text:style-name="P13">Accuracy :- 0.99573628109</text:p>
      <text:p text:style-name="P13">Precision :- 0.997767192617</text:p>
      <text:p text:style-name="P13">Recall :- 0.99421536636</text:p>
      <text:p text:style-name="P13"/>
      <text:p text:style-name="P13">Epoch Number :- 52</text:p>
      <text:p text:style-name="P13">Accuracy :- 0.995894196605</text:p>
      <text:p text:style-name="P13">Precision :- 0.997767857143</text:p>
      <text:p text:style-name="P13">Recall :- 0.994512014239</text:p>
      <text:p text:style-name="P13"/>
      <text:p text:style-name="P13">Epoch Number :- 53</text:p>
      <text:p text:style-name="P13">Accuracy :- 0.995894196605</text:p>
      <text:p text:style-name="P13">Precision :- 0.997767857143</text:p>
      <text:p text:style-name="P13">Recall :- 0.994512014239</text:p>
      <text:p text:style-name="P13"/>
      <text:p text:style-name="P13">Epoch Number :- 54</text:p>
      <text:p text:style-name="P13">Accuracy :- 0.995894196605</text:p>
      <text:p text:style-name="P13">Precision :- 0.997767857143</text:p>
      <text:p text:style-name="P13">Recall :- 0.994512014239</text:p>
      <text:p text:style-name="P13"/>
      <text:p text:style-name="P13">Epoch Number :- 55</text:p>
      <text:p text:style-name="P13">Accuracy :- 0.99605211212</text:p>
      <text:p text:style-name="P13">Precision :- 0.997768521273</text:p>
      <text:p text:style-name="P13">Recall :- 0.994808662118</text:p>
      <text:p text:style-name="P13"/>
      <text:p text:style-name="P13">Epoch Number :- 56</text:p>
      <text:p text:style-name="P13">Accuracy :- 0.996210027635</text:p>
      <text:p text:style-name="P13">Precision :- 0.997769185009</text:p>
      <text:p text:style-name="P13">Recall :- 0.995105309997</text:p>
      <text:p text:style-name="P13"/>
      <text:p text:style-name="P13">Epoch Number :- 57</text:p>
      <text:p text:style-name="P13">Accuracy :- 0.996210027635</text:p>
      <text:p text:style-name="P13">Precision :- 0.997769185009</text:p>
      <text:p text:style-name="P13">Recall :- 0.995105309997</text:p>
      <text:p text:style-name="P13"/>
      <text:p text:style-name="P13">Epoch Number :- 58</text:p>
      <text:p text:style-name="P13">Accuracy :- 0.99636794315</text:p>
      <text:p text:style-name="P13">Precision :- 0.99776984835</text:p>
      <text:p text:style-name="P13">Recall :- 0.995401957876</text:p>
      <text:p text:style-name="P13"/>
      <text:p text:style-name="P13">Epoch Number :- 59</text:p>
      <text:p text:style-name="P13">Accuracy :- 0.99636794315</text:p>
      <text:p text:style-name="P13">Precision :- 0.99776984835</text:p>
      <text:p text:style-name="P13">Recall :- 0.995401957876</text:p>
      <text:p text:style-name="P13"/>
      <text:p text:style-name="P13">Epoch Number :- 60</text:p>
      <text:p text:style-name="P13">Accuracy :- 0.99636794315</text:p>
      <text:p text:style-name="P13">Precision :- 0.99776984835</text:p>
      <text:p text:style-name="P13">Recall :- 0.995401957876</text:p>
      <text:p text:style-name="P13"/>
      <text:p text:style-name="P13"><text:soft-page-break/>Epoch Number :- 61</text:p>
      <text:p text:style-name="P13">Accuracy :- 0.996525858666</text:p>
      <text:p text:style-name="P13">Precision :- 0.997770511296</text:p>
      <text:p text:style-name="P13">Recall :- 0.995698605755</text:p>
      <text:p text:style-name="P13"/>
      <text:p text:style-name="P13">Epoch Number :- 62</text:p>
      <text:p text:style-name="P13">Accuracy :- 0.996525858666</text:p>
      <text:p text:style-name="P13">Precision :- 0.997770511296</text:p>
      <text:p text:style-name="P13">Recall :- 0.995698605755</text:p>
      <text:p text:style-name="P13"/>
      <text:p text:style-name="P13">Epoch Number :- 63</text:p>
      <text:p text:style-name="P13">Accuracy :- 0.996525858666</text:p>
      <text:p text:style-name="P13">Precision :- 0.997770511296</text:p>
      <text:p text:style-name="P13">Recall :- 0.995698605755</text:p>
      <text:p text:style-name="P13"/>
      <text:p text:style-name="P13">Epoch Number :- 64</text:p>
      <text:p text:style-name="P13">Accuracy :- 0.996683774181</text:p>
      <text:p text:style-name="P13">Precision :- 0.997771173848</text:p>
      <text:p text:style-name="P13">Recall :- 0.995995253634</text:p>
      <text:p text:style-name="P13"/>
      <text:p text:style-name="P13">Epoch Number :- 65</text:p>
      <text:p text:style-name="P13">Accuracy :- 0.996762731938</text:p>
      <text:p text:style-name="P13">Precision :- 0.997771504977</text:p>
      <text:p text:style-name="P13">Recall :- 0.996143577573</text:p>
      <text:p text:style-name="P13"/>
      <text:p text:style-name="P13">Epoch Number :- 66</text:p>
      <text:p text:style-name="P13">Accuracy :- 0.996762731938</text:p>
      <text:p text:style-name="P13">Precision :- 0.997623644735</text:p>
      <text:p text:style-name="P13">Recall :- 0.996291901513</text:p>
      <text:p text:style-name="P13"/>
      <text:p text:style-name="P13">Epoch Number :- 67</text:p>
      <text:p text:style-name="P13">Accuracy :- 0.996762731938</text:p>
      <text:p text:style-name="P13">Precision :- 0.997623644735</text:p>
      <text:p text:style-name="P13">Recall :- 0.996291901513</text:p>
      <text:p text:style-name="P13"/>
      <text:p text:style-name="P13">Epoch Number :- 68</text:p>
      <text:p text:style-name="P13">Accuracy :- 0.996762731938</text:p>
      <text:p text:style-name="P13">Precision :- 0.997623644735</text:p>
      <text:p text:style-name="P13">Recall :- 0.996291901513</text:p>
      <text:p text:style-name="P13"/>
      <text:p text:style-name="P13">Epoch Number :- 69</text:p>
      <text:p text:style-name="P13">Accuracy :- 0.996762731938</text:p>
      <text:p text:style-name="P13">Precision :- 0.997475872309</text:p>
      <text:p text:style-name="P13">Recall :- 0.996440225452</text:p>
      <text:p text:style-name="P13"/>
      <text:p text:style-name="P13">Epoch Number :- 70</text:p>
      <text:p text:style-name="P13">Accuracy :- 0.996762731938</text:p>
      <text:p text:style-name="P13">Precision :- 0.997475872309</text:p>
      <text:p text:style-name="P13">Recall :- 0.996440225452</text:p>
      <text:p text:style-name="P13"/>
      <text:p text:style-name="P13"/>
      <text:p text:style-name="P13"/>
      <text:p text:style-name="P5"><text:soft-page-break/>Question 2</text:p>
      <text:p text:style-name="P5"/>
      <text:p text:style-name="P5">a.) Relaxation algorithm + margin</text:p>
      <text:p text:style-name="P5"/>
      <text:p text:style-name="P18">Algorithm :- <text:span text:style-name="T10">Used the algorithm as was asked in the question :P . </text:span></text:p>
      <text:p text:style-name="P28"><text:span text:style-name="T10">I</text:span><text:span text:style-name="T2">mplemented the algorithm “Algorithm 9 (Single-sample relaxation with margin)” from R.Duda </text:span></text:p>
      <text:p text:style-name="P38"/>
      <text:p text:style-name="P35"/>
      <text:p text:style-name="P21">Rate_Value <text:span text:style-name="T2">( used in code )</text:span>:- <text:span text:style-name="T21">2.25</text:span> </text:p>
      <text:p text:style-name="P21"/>
      <text:p text:style-name="P25">Observation :- <text:span text:style-name="T4">Values such as the margin value</text:span><text:span text:style-name="T6">(b)</text:span><text:span text:style-name="T4"> was taken by hit and trial method . Firstly I saw the number of digits in dot product of W and X vector and took the average of minimum and maximum value of the dot product of W and X.</text:span><text:span text:style-name="T8"> </text:span></text:p>
      <text:p text:style-name="P5"/>
      <text:p text:style-name="P14">Epoch Number :- 1</text:p>
      <text:p text:style-name="P14">Accuracy :- 0.962962962963</text:p>
      <text:p text:style-name="P14">Precision :- 0.96484375</text:p>
      <text:p text:style-name="P14">Recall :- 0.99797979798</text:p>
      <text:p text:style-name="P14"/>
      <text:p text:style-name="P14">Epoch Number :- 2</text:p>
      <text:p text:style-name="P14">Accuracy :- 0.961013645224</text:p>
      <text:p text:style-name="P14">Precision :- 0.961013645224</text:p>
      <text:p text:style-name="P14">Recall :- 1.0</text:p>
      <text:p text:style-name="P14"/>
      <text:p text:style-name="P14">Epoch Number :- 3</text:p>
      <text:p text:style-name="P14">Accuracy :- 0.962962962963</text:p>
      <text:p text:style-name="P14">Precision :- 0.962962962963</text:p>
      <text:p text:style-name="P14">Recall :- 1.0</text:p>
      <text:p text:style-name="P14"/>
      <text:p text:style-name="P14">Epoch Number :- 4</text:p>
      <text:p text:style-name="P14">Accuracy :- 0.964912280702</text:p>
      <text:p text:style-name="P14">Precision :- 0.96484375</text:p>
      <text:p text:style-name="P14">Recall :- 1.0</text:p>
      <text:p text:style-name="P14"/>
      <text:p text:style-name="P14">Epoch Number :- 5</text:p>
      <text:p text:style-name="P14">Accuracy :- 0.962962962963</text:p>
      <text:p text:style-name="P14">Precision :- 0.962890625</text:p>
      <text:p text:style-name="P14">Recall :- 1.0</text:p>
      <text:p text:style-name="P14"/>
      <text:p text:style-name="P14">Epoch Number :- 6</text:p>
      <text:p text:style-name="P14">Accuracy :- 0.949317738791</text:p>
      <text:p text:style-name="P14">Precision :- 0.949317738791</text:p>
      <text:p text:style-name="P14">Recall :- 1.0</text:p>
      <text:p text:style-name="P14"/>
      <text:p text:style-name="P14">Epoch Number :- 7</text:p>
      <text:p text:style-name="P14">Accuracy :- 0.949317738791</text:p>
      <text:p text:style-name="P14"><text:soft-page-break/>Precision :- 0.94921875</text:p>
      <text:p text:style-name="P14">Recall :- 1.0</text:p>
      <text:p text:style-name="P14"/>
      <text:p text:style-name="P14">Epoch Number :- 8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9</text:p>
      <text:p text:style-name="P14">Accuracy :- 0.95126705653</text:p>
      <text:p text:style-name="P14">Precision :- 0.951171875</text:p>
      <text:p text:style-name="P14">Recall :- 1.0</text:p>
      <text:p text:style-name="P14"/>
      <text:p text:style-name="P14">Epoch Number :- 10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11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12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13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14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15</text:p>
      <text:p text:style-name="P14">Accuracy :- 0.95126705653</text:p>
      <text:p text:style-name="P14">Precision :- 0.95126705653</text:p>
      <text:p text:style-name="P14">Recall :- 1.0</text:p>
      <text:p text:style-name="P14"/>
      <text:p text:style-name="P14">Epoch Number :- 16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17</text:p>
      <text:p text:style-name="P14">Accuracy :- 0.959064327485</text:p>
      <text:p text:style-name="P14">Precision :- 0.959064327485</text:p>
      <text:p text:style-name="P14">Recall :- 1.0</text:p>
      <text:p text:style-name="P14"><text:soft-page-break/></text:p>
      <text:p text:style-name="P14">Epoch Number :- 18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19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20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21</text:p>
      <text:p text:style-name="P14">Accuracy :- 0.953216374269</text:p>
      <text:p text:style-name="P14">Precision :- 0.953125</text:p>
      <text:p text:style-name="P14">Recall :- 1.0</text:p>
      <text:p text:style-name="P14"/>
      <text:p text:style-name="P14">Epoch Number :- 22</text:p>
      <text:p text:style-name="P14">Accuracy :- 0.959064327485</text:p>
      <text:p text:style-name="P14">Precision :- 0.959064327485</text:p>
      <text:p text:style-name="P14">Recall :- 1.0</text:p>
      <text:p text:style-name="P14"/>
      <text:p text:style-name="P14">Epoch Number :- 23</text:p>
      <text:p text:style-name="P14">Accuracy :- 0.953216374269</text:p>
      <text:p text:style-name="P14">Precision :- 0.953216374269</text:p>
      <text:p text:style-name="P14">Recall :- 1.0</text:p>
      <text:p text:style-name="P14"/>
      <text:p text:style-name="P14">Epoch Number :- 24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25</text:p>
      <text:p text:style-name="P14">Accuracy :- 0.961013645224</text:p>
      <text:p text:style-name="P14">Precision :- 0.9609375</text:p>
      <text:p text:style-name="P14">Recall :- 1.0</text:p>
      <text:p text:style-name="P14"/>
      <text:p text:style-name="P14">Epoch Number :- 26</text:p>
      <text:p text:style-name="P14">Accuracy :- 0.95126705653</text:p>
      <text:p text:style-name="P14">Precision :- 0.95126705653</text:p>
      <text:p text:style-name="P14">Recall :- 1.0</text:p>
      <text:p text:style-name="P14"/>
      <text:p text:style-name="P14">Epoch Number :- 27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28</text:p>
      <text:p text:style-name="P14"><text:soft-page-break/>Accuracy :- 0.955165692008</text:p>
      <text:p text:style-name="P14">Precision :- 0.955165692008</text:p>
      <text:p text:style-name="P14">Recall :- 1.0</text:p>
      <text:p text:style-name="P14"/>
      <text:p text:style-name="P14">Epoch Number :- 29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30</text:p>
      <text:p text:style-name="P14">Accuracy :- 0.961013645224</text:p>
      <text:p text:style-name="P14">Precision :- 0.9609375</text:p>
      <text:p text:style-name="P14">Recall :- 1.0</text:p>
      <text:p text:style-name="P14"/>
      <text:p text:style-name="P14">Epoch Number :- 31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32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33</text:p>
      <text:p text:style-name="P14">Accuracy :- 0.964912280702</text:p>
      <text:p text:style-name="P14">Precision :- 0.964912280702</text:p>
      <text:p text:style-name="P14">Recall :- 1.0</text:p>
      <text:p text:style-name="P14"/>
      <text:p text:style-name="P14">Epoch Number :- 34</text:p>
      <text:p text:style-name="P14">Accuracy :- 0.953216374269</text:p>
      <text:p text:style-name="P14">Precision :- 0.953216374269</text:p>
      <text:p text:style-name="P14">Recall :- 1.0</text:p>
      <text:p text:style-name="P14"/>
      <text:p text:style-name="P14">Epoch Number :- 35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36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37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38</text:p>
      <text:p text:style-name="P14">Accuracy :- 0.957115009747</text:p>
      <text:p text:style-name="P14">Precision :- 0.957115009747</text:p>
      <text:p text:style-name="P14"><text:soft-page-break/>Recall :- 1.0</text:p>
      <text:p text:style-name="P14"/>
      <text:p text:style-name="P14">Epoch Number :- 39</text:p>
      <text:p text:style-name="P14">Accuracy :- 0.953216374269</text:p>
      <text:p text:style-name="P14">Precision :- 0.953216374269</text:p>
      <text:p text:style-name="P14">Recall :- 1.0</text:p>
      <text:p text:style-name="P14"/>
      <text:p text:style-name="P14">Epoch Number :- 40</text:p>
      <text:p text:style-name="P14">Accuracy :- 0.961013645224</text:p>
      <text:p text:style-name="P14">Precision :- 0.9609375</text:p>
      <text:p text:style-name="P14">Recall :- 1.0</text:p>
      <text:p text:style-name="P14"/>
      <text:p text:style-name="P14">Epoch Number :- 41</text:p>
      <text:p text:style-name="P14">Accuracy :- 0.961013645224</text:p>
      <text:p text:style-name="P14">Precision :- 0.961013645224</text:p>
      <text:p text:style-name="P14">Recall :- 1.0</text:p>
      <text:p text:style-name="P14"/>
      <text:p text:style-name="P14">Epoch Number :- 42</text:p>
      <text:p text:style-name="P14">Accuracy :- 0.953216374269</text:p>
      <text:p text:style-name="P14">Precision :- 0.953216374269</text:p>
      <text:p text:style-name="P14">Recall :- 1.0</text:p>
      <text:p text:style-name="P14"/>
      <text:p text:style-name="P14">Epoch Number :- 43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44</text:p>
      <text:p text:style-name="P14">Accuracy :- 0.959064327485</text:p>
      <text:p text:style-name="P14">Precision :- 0.959064327485</text:p>
      <text:p text:style-name="P14">Recall :- 1.0</text:p>
      <text:p text:style-name="P14"/>
      <text:p text:style-name="P14">Epoch Number :- 45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46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47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48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<text:soft-page-break/>Epoch Number :- 49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50</text:p>
      <text:p text:style-name="P14">Accuracy :- 0.953216374269</text:p>
      <text:p text:style-name="P14">Precision :- 0.953216374269</text:p>
      <text:p text:style-name="P14">Recall :- 1.0</text:p>
      <text:p text:style-name="P14"/>
      <text:p text:style-name="P14">Epoch Number :- 51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52</text:p>
      <text:p text:style-name="P14">Accuracy :- 0.966861598441</text:p>
      <text:p text:style-name="P14">Precision :- 0.966796875</text:p>
      <text:p text:style-name="P14">Recall :- 1.0</text:p>
      <text:p text:style-name="P14"/>
      <text:p text:style-name="P14">Epoch Number :- 53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54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55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56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57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58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59</text:p>
      <text:p text:style-name="P14">Accuracy :- 0.957115009747</text:p>
      <text:p text:style-name="P14"><text:soft-page-break/>Precision :- 0.95703125</text:p>
      <text:p text:style-name="P14">Recall :- 1.0</text:p>
      <text:p text:style-name="P14"/>
      <text:p text:style-name="P14">Epoch Number :- 60</text:p>
      <text:p text:style-name="P14">Accuracy :- 0.962962962963</text:p>
      <text:p text:style-name="P14">Precision :- 0.962890625</text:p>
      <text:p text:style-name="P14">Recall :- 1.0</text:p>
      <text:p text:style-name="P14"/>
      <text:p text:style-name="P14">Epoch Number :- 61</text:p>
      <text:p text:style-name="P14">Accuracy :- 0.959064327485</text:p>
      <text:p text:style-name="P14">Precision :- 0.959064327485</text:p>
      <text:p text:style-name="P14">Recall :- 1.0</text:p>
      <text:p text:style-name="P14"/>
      <text:p text:style-name="P14">Epoch Number :- 62</text:p>
      <text:p text:style-name="P14">Accuracy :- 0.953216374269</text:p>
      <text:p text:style-name="P14">Precision :- 0.953125</text:p>
      <text:p text:style-name="P14">Recall :- 1.0</text:p>
      <text:p text:style-name="P14"/>
      <text:p text:style-name="P14">Epoch Number :- 63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64</text:p>
      <text:p text:style-name="P14">Accuracy :- 0.95126705653</text:p>
      <text:p text:style-name="P14">Precision :- 0.951171875</text:p>
      <text:p text:style-name="P14">Recall :- 1.0</text:p>
      <text:p text:style-name="P14"/>
      <text:p text:style-name="P14">Epoch Number :- 65</text:p>
      <text:p text:style-name="P14">Accuracy :- 0.959064327485</text:p>
      <text:p text:style-name="P14">Precision :- 0.959064327485</text:p>
      <text:p text:style-name="P14">Recall :- 1.0</text:p>
      <text:p text:style-name="P14"/>
      <text:p text:style-name="P14">Epoch Number :- 66</text:p>
      <text:p text:style-name="P14">Accuracy :- 0.961013645224</text:p>
      <text:p text:style-name="P14">Precision :- 0.961013645224</text:p>
      <text:p text:style-name="P14">Recall :- 1.0</text:p>
      <text:p text:style-name="P14"/>
      <text:p text:style-name="P14">Epoch Number :- 67</text:p>
      <text:p text:style-name="P14">Accuracy :- 0.953216374269</text:p>
      <text:p text:style-name="P14">Precision :- 0.953125</text:p>
      <text:p text:style-name="P14">Recall :- 1.0</text:p>
      <text:p text:style-name="P14"/>
      <text:p text:style-name="P14">Epoch Number :- 68</text:p>
      <text:p text:style-name="P14">Accuracy :- 0.962962962963</text:p>
      <text:p text:style-name="P14">Precision :- 0.962890625</text:p>
      <text:p text:style-name="P14">Recall :- 1.0</text:p>
      <text:p text:style-name="P14"/>
      <text:p text:style-name="P14">Epoch Number :- 69</text:p>
      <text:p text:style-name="P14">Accuracy :- 0.955165692008</text:p>
      <text:p text:style-name="P14">Precision :- 0.955078125</text:p>
      <text:p text:style-name="P14">Recall :- 1.0</text:p>
      <text:p text:style-name="P14"><text:soft-page-break/></text:p>
      <text:p text:style-name="P14">Epoch Number :- 70</text:p>
      <text:p text:style-name="P14">Accuracy :- 0.953216374269</text:p>
      <text:p text:style-name="P14">Precision :- 0.953216374269</text:p>
      <text:p text:style-name="P14">Recall :- 1.0</text:p>
      <text:p text:style-name="P14"/>
      <text:p text:style-name="P14">Epoch Number :- 71</text:p>
      <text:p text:style-name="P14">Accuracy :- 0.953216374269</text:p>
      <text:p text:style-name="P14">Precision :- 0.953125</text:p>
      <text:p text:style-name="P14">Recall :- 1.0</text:p>
      <text:p text:style-name="P14"/>
      <text:p text:style-name="P14">Epoch Number :- 72</text:p>
      <text:p text:style-name="P14">Accuracy :- 0.955165692008</text:p>
      <text:p text:style-name="P14">Precision :- 0.955165692008</text:p>
      <text:p text:style-name="P14">Recall :- 1.0</text:p>
      <text:p text:style-name="P14"/>
      <text:p text:style-name="P14">Epoch Number :- 73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74</text:p>
      <text:p text:style-name="P14">Accuracy :- 0.957115009747</text:p>
      <text:p text:style-name="P14">Precision :- 0.957115009747</text:p>
      <text:p text:style-name="P14">Recall :- 1.0</text:p>
      <text:p text:style-name="P14"/>
      <text:p text:style-name="P14">Epoch Number :- 75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76</text:p>
      <text:p text:style-name="P14">Accuracy :- 0.961013645224</text:p>
      <text:p text:style-name="P14">Precision :- 0.9609375</text:p>
      <text:p text:style-name="P14">Recall :- 1.0</text:p>
      <text:p text:style-name="P14"/>
      <text:p text:style-name="P14">Epoch Number :- 77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78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79</text:p>
      <text:p text:style-name="P14">Accuracy :- 0.953216374269</text:p>
      <text:p text:style-name="P14">Precision :- 0.953125</text:p>
      <text:p text:style-name="P14">Recall :- 1.0</text:p>
      <text:p text:style-name="P14"/>
      <text:p text:style-name="P14">Epoch Number :- 80</text:p>
      <text:p text:style-name="P14"><text:soft-page-break/>Accuracy :- 0.953216374269</text:p>
      <text:p text:style-name="P14">Precision :- 0.953216374269</text:p>
      <text:p text:style-name="P14">Recall :- 1.0</text:p>
      <text:p text:style-name="P14"/>
      <text:p text:style-name="P14">Epoch Number :- 81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82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83</text:p>
      <text:p text:style-name="P14">Accuracy :- 0.95126705653</text:p>
      <text:p text:style-name="P14">Precision :- 0.951171875</text:p>
      <text:p text:style-name="P14">Recall :- 1.0</text:p>
      <text:p text:style-name="P14"/>
      <text:p text:style-name="P14">Epoch Number :- 84</text:p>
      <text:p text:style-name="P14">Accuracy :- 0.962962962963</text:p>
      <text:p text:style-name="P14">Precision :- 0.962890625</text:p>
      <text:p text:style-name="P14">Recall :- 1.0</text:p>
      <text:p text:style-name="P14"/>
      <text:p text:style-name="P14">Epoch Number :- 85</text:p>
      <text:p text:style-name="P14">Accuracy :- 0.962962962963</text:p>
      <text:p text:style-name="P14">Precision :- 0.962890625</text:p>
      <text:p text:style-name="P14">Recall :- 1.0</text:p>
      <text:p text:style-name="P14"/>
      <text:p text:style-name="P14">Epoch Number :- 86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87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88</text:p>
      <text:p text:style-name="P14">Accuracy :- 0.95126705653</text:p>
      <text:p text:style-name="P14">Precision :- 0.951171875</text:p>
      <text:p text:style-name="P14">Recall :- 1.0</text:p>
      <text:p text:style-name="P14"/>
      <text:p text:style-name="P14">Epoch Number :- 89</text:p>
      <text:p text:style-name="P14">Accuracy :- 0.95126705653</text:p>
      <text:p text:style-name="P14">Precision :- 0.951171875</text:p>
      <text:p text:style-name="P14">Recall :- 1.0</text:p>
      <text:p text:style-name="P14"/>
      <text:p text:style-name="P14">Epoch Number :- 90</text:p>
      <text:p text:style-name="P14">Accuracy :- 0.953216374269</text:p>
      <text:p text:style-name="P14">Precision :- 0.953216374269</text:p>
      <text:p text:style-name="P14"><text:soft-page-break/>Recall :- 1.0</text:p>
      <text:p text:style-name="P14"/>
      <text:p text:style-name="P14">Epoch Number :- 91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92</text:p>
      <text:p text:style-name="P14">Accuracy :- 0.961013645224</text:p>
      <text:p text:style-name="P14">Precision :- 0.9609375</text:p>
      <text:p text:style-name="P14">Recall :- 1.0</text:p>
      <text:p text:style-name="P14"/>
      <text:p text:style-name="P14">Epoch Number :- 93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94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95</text:p>
      <text:p text:style-name="P14">Accuracy :- 0.949317738791</text:p>
      <text:p text:style-name="P14">Precision :- 0.94921875</text:p>
      <text:p text:style-name="P14">Recall :- 1.0</text:p>
      <text:p text:style-name="P14"/>
      <text:p text:style-name="P14">Epoch Number :- 96</text:p>
      <text:p text:style-name="P14">Accuracy :- 0.957115009747</text:p>
      <text:p text:style-name="P14">Precision :- 0.95703125</text:p>
      <text:p text:style-name="P14">Recall :- 1.0</text:p>
      <text:p text:style-name="P14"/>
      <text:p text:style-name="P14">Epoch Number :- 97</text:p>
      <text:p text:style-name="P14">Accuracy :- 0.955165692008</text:p>
      <text:p text:style-name="P14">Precision :- 0.955078125</text:p>
      <text:p text:style-name="P14">Recall :- 1.0</text:p>
      <text:p text:style-name="P14"/>
      <text:p text:style-name="P14">Epoch Number :- 98</text:p>
      <text:p text:style-name="P14">Accuracy :- 0.949317738791</text:p>
      <text:p text:style-name="P14">Precision :- 0.94921875</text:p>
      <text:p text:style-name="P14">Recall :- 1.0</text:p>
      <text:p text:style-name="P14"/>
      <text:p text:style-name="P14">Epoch Number :- 99</text:p>
      <text:p text:style-name="P14">Accuracy :- 0.959064327485</text:p>
      <text:p text:style-name="P14">Precision :- 0.958984375</text:p>
      <text:p text:style-name="P14">Recall :- 1.0</text:p>
      <text:p text:style-name="P14"/>
      <text:p text:style-name="P14">Epoch Number :- 100</text:p>
      <text:p text:style-name="P14">Accuracy :- 0.961013645224</text:p>
      <text:p text:style-name="P14">Precision :- 0.9609375</text:p>
      <text:p text:style-name="P14">Recall :- 1.0</text:p>
      <text:p text:style-name="P14"/>
      <text:p text:style-name="P14"><text:soft-page-break/></text:p>
      <text:p text:style-name="P6">b.) The modified perceptron algorithm</text:p>
      <text:p text:style-name="P5"/>
      <text:p text:style-name="P17">Algorithm :- <text:span text:style-name="T3">In the modified version , i am constantly changing the rate with which it is converging , so as it is coming closer to convergence I am decreasing the value of rate.</text:span><text:span text:style-name="T5">Used the same algorithm as in part A.</text:span></text:p>
      <text:p text:style-name="P39"/>
      <text:p text:style-name="P36"/>
      <text:p text:style-name="P20">Rate_Value <text:span text:style-name="T2">( used in code )</text:span>:- <text:span text:style-name="T21">2.25</text:span> </text:p>
      <text:p text:style-name="P20"/>
      <text:p text:style-name="P23">Rate_Decrement <text:span text:style-name="T2">( per epoch ) </text:span>:- 0.02</text:p>
      <text:p text:style-name="P24">Observation :- <text:span text:style-name="T2">As can be seen with the accuracy with the part (A) , it performs slighlty better . </text:span><text:span text:style-name="T4">Values such as the margin value</text:span><text:span text:style-name="T7">(b)</text:span><text:span text:style-name="T4"> was taken by hit and trial method . Firstly I saw the number of digits in dot product of W and X vector and took the average of minimum and maximum value of the dot product of W and X.</text:span></text:p>
      <text:p text:style-name="P23"/>
      <text:p text:style-name="P23"/>
      <text:p text:style-name="P16"/>
      <text:p text:style-name="P15">Epoch Number :- 1</text:p>
      <text:p text:style-name="P15">Accuracy :- 0.962962962963</text:p>
      <text:p text:style-name="P15">Precision :- 0.96484375</text:p>
      <text:p text:style-name="P15">Recall :- 0.99797979798</text:p>
      <text:p text:style-name="P15"/>
      <text:p text:style-name="P15">Epoch Number :- 2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3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4</text:p>
      <text:p text:style-name="P15">Accuracy :- 0.966861598441</text:p>
      <text:p text:style-name="P15">Precision :- 0.966796875</text:p>
      <text:p text:style-name="P15">Recall :- 1.0</text:p>
      <text:p text:style-name="P15"/>
      <text:p text:style-name="P15">Epoch Number :- 5</text:p>
      <text:p text:style-name="P15">Accuracy :- 0.962962962963</text:p>
      <text:p text:style-name="P15">Precision :- 0.962890625</text:p>
      <text:p text:style-name="P15">Recall :- 1.0</text:p>
      <text:p text:style-name="P15"/>
      <text:p text:style-name="P15">Epoch Number :- 6</text:p>
      <text:p text:style-name="P15">Accuracy :- 0.955165692008</text:p>
      <text:p text:style-name="P15">Precision :- 0.955165692008</text:p>
      <text:p text:style-name="P15">Recall :- 1.0</text:p>
      <text:p text:style-name="P15"><text:soft-page-break/></text:p>
      <text:p text:style-name="P15">Epoch Number :- 7</text:p>
      <text:p text:style-name="P15">Accuracy :- 0.953216374269</text:p>
      <text:p text:style-name="P15">Precision :- 0.953125</text:p>
      <text:p text:style-name="P15">Recall :- 1.0</text:p>
      <text:p text:style-name="P15"/>
      <text:p text:style-name="P15">Epoch Number :- 8</text:p>
      <text:p text:style-name="P15">Accuracy :- 0.961013645224</text:p>
      <text:p text:style-name="P15">Precision :- 0.9609375</text:p>
      <text:p text:style-name="P15">Recall :- 1.0</text:p>
      <text:p text:style-name="P15"/>
      <text:p text:style-name="P15">Epoch Number :- 9</text:p>
      <text:p text:style-name="P15">Accuracy :- 0.953216374269</text:p>
      <text:p text:style-name="P15">Precision :- 0.953216374269</text:p>
      <text:p text:style-name="P15">Recall :- 1.0</text:p>
      <text:p text:style-name="P15"/>
      <text:p text:style-name="P15">Epoch Number :- 10</text:p>
      <text:p text:style-name="P15">Accuracy :- 0.957115009747</text:p>
      <text:p text:style-name="P15">Precision :- 0.957115009747</text:p>
      <text:p text:style-name="P15">Recall :- 1.0</text:p>
      <text:p text:style-name="P15"/>
      <text:p text:style-name="P15">Epoch Number :- 11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12</text:p>
      <text:p text:style-name="P15">Accuracy :- 0.955165692008</text:p>
      <text:p text:style-name="P15">Precision :- 0.955165692008</text:p>
      <text:p text:style-name="P15">Recall :- 1.0</text:p>
      <text:p text:style-name="P15"/>
      <text:p text:style-name="P15">Epoch Number :- 13</text:p>
      <text:p text:style-name="P15">Accuracy :- 0.957115009747</text:p>
      <text:p text:style-name="P15">Precision :- 0.957115009747</text:p>
      <text:p text:style-name="P15">Recall :- 1.0</text:p>
      <text:p text:style-name="P15"/>
      <text:p text:style-name="P15">Epoch Number :- 14</text:p>
      <text:p text:style-name="P15">Accuracy :- 0.955165692008</text:p>
      <text:p text:style-name="P15">Precision :- 0.955165692008</text:p>
      <text:p text:style-name="P15">Recall :- 1.0</text:p>
      <text:p text:style-name="P15"/>
      <text:p text:style-name="P15">Epoch Number :- 15</text:p>
      <text:p text:style-name="P15">Accuracy :- 0.959064327485</text:p>
      <text:p text:style-name="P15">Precision :- 0.959064327485</text:p>
      <text:p text:style-name="P15">Recall :- 1.0</text:p>
      <text:p text:style-name="P15"/>
      <text:p text:style-name="P15">Epoch Number :- 16</text:p>
      <text:p text:style-name="P15">Accuracy :- 0.959064327485</text:p>
      <text:p text:style-name="P15">Precision :- 0.959064327485</text:p>
      <text:p text:style-name="P15">Recall :- 1.0</text:p>
      <text:p text:style-name="P15"/>
      <text:p text:style-name="P15">Epoch Number :- 17</text:p>
      <text:p text:style-name="P15"><text:soft-page-break/>Accuracy :- 0.961013645224</text:p>
      <text:p text:style-name="P15">Precision :- 0.961013645224</text:p>
      <text:p text:style-name="P15">Recall :- 1.0</text:p>
      <text:p text:style-name="P15"/>
      <text:p text:style-name="P15">Epoch Number :- 18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19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0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1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2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3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4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5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6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7</text:p>
      <text:p text:style-name="P15">Accuracy :- 0.961013645224</text:p>
      <text:p text:style-name="P15">Precision :- 0.961013645224</text:p>
      <text:p text:style-name="P15"><text:soft-page-break/>Recall :- 1.0</text:p>
      <text:p text:style-name="P15"/>
      <text:p text:style-name="P15">Epoch Number :- 28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29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30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31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32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33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34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35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36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37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<text:soft-page-break/>Epoch Number :- 38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39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40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41</text:p>
      <text:p text:style-name="P15">Accuracy :- 0.961013645224</text:p>
      <text:p text:style-name="P15">Precision :- 0.961013645224</text:p>
      <text:p text:style-name="P15">Recall :- 1.0</text:p>
      <text:p text:style-name="P15"/>
      <text:p text:style-name="P15">Epoch Number :- 42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43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44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45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46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47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48</text:p>
      <text:p text:style-name="P15">Accuracy :- 0.966861598441</text:p>
      <text:p text:style-name="P15"><text:soft-page-break/>Precision :- 0.966861598441</text:p>
      <text:p text:style-name="P15">Recall :- 1.0</text:p>
      <text:p text:style-name="P15"/>
      <text:p text:style-name="P15">Epoch Number :- 49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0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1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2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3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4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5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6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7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58</text:p>
      <text:p text:style-name="P15">Accuracy :- 0.968810916179</text:p>
      <text:p text:style-name="P15">Precision :- 0.968810916179</text:p>
      <text:p text:style-name="P15">Recall :- 1.0</text:p>
      <text:p text:style-name="P15"><text:soft-page-break/></text:p>
      <text:p text:style-name="P15">Epoch Number :- 59</text:p>
      <text:p text:style-name="P15">Accuracy :- 0.968810916179</text:p>
      <text:p text:style-name="P15">Precision :- 0.968810916179</text:p>
      <text:p text:style-name="P15">Recall :- 1.0</text:p>
      <text:p text:style-name="P15"/>
      <text:p text:style-name="P15">Epoch Number :- 60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61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62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63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64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65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66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67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68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69</text:p>
      <text:p text:style-name="P15"><text:soft-page-break/>Accuracy :- 0.962962962963</text:p>
      <text:p text:style-name="P15">Precision :- 0.962962962963</text:p>
      <text:p text:style-name="P15">Recall :- 1.0</text:p>
      <text:p text:style-name="P15"/>
      <text:p text:style-name="P15">Epoch Number :- 70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71</text:p>
      <text:p text:style-name="P15">Accuracy :- 0.962962962963</text:p>
      <text:p text:style-name="P15">Precision :- 0.962962962963</text:p>
      <text:p text:style-name="P15">Recall :- 1.0</text:p>
      <text:p text:style-name="P15"/>
      <text:p text:style-name="P15">Epoch Number :- 72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73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74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75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76</text:p>
      <text:p text:style-name="P15">Accuracy :- 0.964912280702</text:p>
      <text:p text:style-name="P15">Precision :- 0.964912280702</text:p>
      <text:p text:style-name="P15">Recall :- 1.0</text:p>
      <text:p text:style-name="P15"/>
      <text:p text:style-name="P15">Epoch Number :- 77</text:p>
      <text:p text:style-name="P15">Accuracy :- 0.966861598441</text:p>
      <text:p text:style-name="P15">Precision :- 0.966861598441</text:p>
      <text:p text:style-name="P15">Recall :- 1.0</text:p>
      <text:p text:style-name="P15"/>
      <text:p text:style-name="P15">Epoch Number :- 78</text:p>
      <text:p text:style-name="P15">Accuracy :- 0.968810916179</text:p>
      <text:p text:style-name="P15">Precision :- 0.968810916179</text:p>
      <text:p text:style-name="P15">Recall :- 1.0</text:p>
      <text:p text:style-name="P15"/>
      <text:p text:style-name="P15">Epoch Number :- 79</text:p>
      <text:p text:style-name="P15">Accuracy :- 0.968810916179</text:p>
      <text:p text:style-name="P15">Precision :- 0.968810916179</text:p>
      <text:p text:style-name="P15"><text:soft-page-break/>Recall :- 1.0</text:p>
      <text:p text:style-name="P15"/>
      <text:p text:style-name="P15">Epoch Number :- 80</text:p>
      <text:p text:style-name="P15">Accuracy :- 0.968810916179</text:p>
      <text:p text:style-name="P15">Precision :- 0.968810916179</text:p>
      <text:p text:style-name="P15">Recall :- 1.0</text:p>
      <text:p text:style-name="P15"/>
      <text:p text:style-name="P15">Epoch Number :- 81</text:p>
      <text:p text:style-name="P15">Accuracy :- 0.968810916179</text:p>
      <text:p text:style-name="P15">Precision :- 0.968810916179</text:p>
      <text:p text:style-name="P15">Recall :- 1.0</text:p>
      <text:p text:style-name="P15"/>
      <text:p text:style-name="P15">Epoch Number :- 82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83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84</text:p>
      <text:p text:style-name="P15">Accuracy :- 0.968810916179</text:p>
      <text:p text:style-name="P15">Precision :- 0.968810916179</text:p>
      <text:p text:style-name="P15">Recall :- 1.0</text:p>
      <text:p text:style-name="P15"/>
      <text:p text:style-name="P15">Epoch Number :- 85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86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87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88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89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<text:soft-page-break/>Epoch Number :- 90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1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2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3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4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5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6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7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8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99</text:p>
      <text:p text:style-name="P15">Accuracy :- 0.970760233918</text:p>
      <text:p text:style-name="P15">Precision :- 0.970760233918</text:p>
      <text:p text:style-name="P15">Recall :- 1.0</text:p>
      <text:p text:style-name="P15"/>
      <text:p text:style-name="P15">Epoch Number :- 100</text:p>
      <text:p text:style-name="P15">Accuracy :- 0.970760233918</text:p>
      <text:p text:style-name="P15"><text:soft-page-break/>Precision :- 0.970760233918</text:p>
      <text:p text:style-name="P15">Recall :- 1.0</text:p>
      <text:p text:style-name="P15"/>
      <text:p text:style-name="P15"><text:bookmark text:name="cch_fe2630d5f8b4a1"/>[Q. <text:span text:style-name="T23">3</text:span>] The code implementation was incomplete. Thus, file is not uploaded as per the instructions given. Manual Evaluation. <text:span text:style-name="T25">Code submitted in a folder named “Incomplete”</text:span></text:p>
      <text:p text:style-name="P15"/>
      <text:p text:style-name="P42"><text:bookmark text:name="cch_fe2630d5f8b4a"/>[Q. 4] The code implementation was incomplete. Thus, file is not uploaded as per the instructions given. Manual Evaluation.<text:span text:style-name="T25">Code submitted in a folder named “Incomplete”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23:55:56.455702652</meta:creation-date>
    <meta:editing-duration>PT1M35S</meta:editing-duration>
    <meta:editing-cycles>4</meta:editing-cycles>
    <meta:generator>LibreOffice/5.1.6.2$Linux_X86_64 LibreOffice_project/10m0$Build-2</meta:generator>
    <dc:date>2017-08-29T23:57:31.091384974</dc:date>
    <meta:document-statistic meta:table-count="0" meta:image-count="0" meta:object-count="0" meta:page-count="39" meta:paragraph-count="1525" meta:word-count="5447" meta:character-count="36083" meta:non-whitespace-character-count="32146"/>
  </office:meta>
</office:document-meta>
</file>